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5752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1.3264in" fo:break-before="auto" style:use-optimal-row-height="true"/>
    </style:style>
    <style:style style:name="ro1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0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4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1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1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145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1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156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4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5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6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8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1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" style:font-size-asian="11pt" style:font-name-complex="Ubuntu Mono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45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6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8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9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0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51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5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3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4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5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6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57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59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6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1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3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4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67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68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9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7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1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3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74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6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0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2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4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5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6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87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8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89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0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91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2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93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4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5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97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8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99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08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209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210" style:family="table-cell" style:parent-style-name="Default" style:data-style-name="N0"/>
    <style:style style:name="ce211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212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213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214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15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216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17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18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219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2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22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22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24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25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" style:font-size-asian="11pt" style:font-name-complex="Ubuntu Mono" style:font-size-complex="11pt"/>
    </style:style>
    <style:style style:name="ce226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227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28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229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30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31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232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33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34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35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36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237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238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239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240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41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42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243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44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245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46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247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248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49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0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251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2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25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4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55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256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7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8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259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260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3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66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67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68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69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270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271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72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73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274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75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76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77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78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279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280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281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282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83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84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85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87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88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89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90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91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292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93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294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295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296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297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298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299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00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301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302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303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304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305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306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307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loext:opacity="100%" style:text-outline="false" style:text-line-through-style="none" style:text-line-through-type="none" style:font-name="Nunito" fo:font-size="12pt" fo:font-style="normal" fo:text-shadow="none" style:text-underline-style="none" fo:font-weight="bold" style:font-name-asian="Nunito" style:font-size-asian="12pt" style:font-style-asian="normal" style:font-weight-asian="bold" style:font-name-complex="Nunito" style:font-size-complex="12pt" style:font-style-complex="normal" style:font-weight-complex="bold"/>
    </style:style>
    <style:style style:name="T2" style:family="text">
      <style:text-properties fo:color="#ffffff" loext:opacity="100%" style:text-outline="false" style:text-line-through-style="none" style:text-line-through-type="none" style:font-name="Nunito" fo:font-size="12pt" fo:font-style="italic" fo:text-shadow="none" style:text-underline-style="solid" style:text-underline-width="auto" style:text-underline-color="font-color" fo:font-weight="bold" style:font-name-asian="Nunito" style:font-size-asian="12pt" style:font-style-asian="italic" style:font-weight-asian="bold" style:font-name-complex="Nunito" style:font-size-complex="12pt" style:font-style-complex="italic" style:font-weight-complex="bold"/>
    </style:style>
    <style:style style:name="T3" style:family="text">
      <style:text-properties fo:color="#ffffff" loext:opacity="100%" style:text-outline="false" style:text-line-through-style="none" style:text-line-through-type="none" style:font-name="Nunito" fo:font-size="12pt" fo:font-style="normal" fo:text-shadow="none" style:text-underline-style="none" fo:font-weight="bold" style:font-name-asian="Nunito" style:font-size-asian="12pt" style:font-style-asian="normal" style:font-weight-asian="bold" style:font-name-complex="Nunito" style:font-size-complex="12pt" style:font-style-complex="normal" style:font-weight-complex="bold"/>
    </style:style>
    <style:style style:name="T4" style:family="text">
      <style:text-properties fo:color="#ffffff" loext:opacity="100%" style:text-outline="false" style:text-line-through-style="none" style:text-line-through-type="none" style:font-name="Nunito" fo:font-size="14pt" fo:font-style="normal" fo:text-shadow="none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6" style:family="text">
      <style:text-properties fo:color="#ffffff" loext:opacity="100%" style:text-outline="false" style:text-line-through-style="none" style:text-line-through-type="none" style:font-name="Nunito" fo:font-size="14pt" fo:font-style="normal" fo:text-shadow="none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7" style:family="text">
      <style:text-properties fo:color="#b4a7d6" loext:opacity="100%" style:text-outline="false" style:text-line-through-style="none" style:text-line-through-type="none" style:font-name="Nunito" fo:font-size="14pt" fo:font-style="normal" fo:text-shadow="none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8" style:family="text">
      <style:text-properties fo:color="#8e7cc3" loext:opacity="100%" style:text-outline="false" style:text-line-through-style="none" style:text-line-through-type="none" style:font-name="Nunito" fo:font-size="14pt" fo:font-style="normal" fo:text-shadow="none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9" style:family="text">
      <style:text-properties fo:color="#00ffff" loext:opacity="100%" style:text-outline="false" style:text-line-through-style="none" style:text-line-through-type="none" style:font-name="Nunito" fo:font-size="14pt" fo:font-style="normal" fo:text-shadow="none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10" style:family="text">
      <style:text-properties fo:color="#ffffff" loext:opacity="100%" style:text-outline="false" style:text-line-through-style="none" style:text-line-through-type="none" style:font-name="Cantarell" fo:font-size="14pt" fo:font-style="normal" fo:text-shadow="none" style:text-underline-style="none" fo:font-weight="bold" style:font-name-asian="Cantarell" style:font-size-asian="14pt" style:font-style-asian="normal" style:font-weight-asian="bold" style:font-name-complex="Cantarell" style:font-size-complex="14pt" style:font-style-complex="normal" style:font-weight-complex="bold"/>
    </style:style>
    <style:style style:name="T26" style:family="text">
      <style:text-properties fo:color="#000000" loext:opacity="100%" style:text-outline="false" style:text-line-through-style="none" style:text-line-through-type="none" style:font-name="Cantarell" fo:font-size="11pt" fo:font-style="normal" fo:text-shadow="none" style:text-underline-style="none" fo:font-weight="bold" style:font-name-asian="Cantarell" style:font-size-asian="11pt" style:font-style-asian="normal" style:font-weight-asian="bold" style:font-name-complex="Cantarell" style:font-size-complex="11pt" style:font-style-complex="normal" style:font-weight-complex="bold"/>
    </style:style>
    <style:style style:name="T27" style:family="text">
      <style:text-properties fo:color="#ff0000" loext:opacity="100%" style:text-outline="false" style:text-line-through-style="none" style:text-line-through-type="none" style:font-name="Cantarell" fo:font-size="11pt" fo:font-style="normal" fo:text-shadow="none" style:text-underline-style="none" fo:font-weight="bold" style:font-name-asian="Cantarell" style:font-size-asian="11pt" style:font-style-asian="normal" style:font-weight-asian="bold" style:font-name-complex="Cantarell" style:font-size-complex="11pt" style:font-style-complex="normal" style:font-weight-complex="bold"/>
    </style:style>
    <style:style style:name="T11" style:family="text">
      <style:text-properties fo:color="#cc0000" loext:opacity="100%" style:text-outline="false" style:text-line-through-style="none" style:text-line-through-type="none" style:font-name="Cantarell" fo:font-size="18pt" fo:font-style="normal" fo:text-shadow="none" style:text-underline-style="none" fo:font-weight="bold" style:font-name-asian="Cantarell" style:font-size-asian="18pt" style:font-style-asian="normal" style:font-weight-asian="bold" style:font-name-complex="Cantarell" style:font-size-complex="18pt" style:font-style-complex="normal" style:font-weight-complex="bold"/>
    </style:style>
    <style:style style:name="T15" style:family="text">
      <style:text-properties fo:color="#00ff00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16" style:family="text">
      <style:text-properties fo:color="#ffffff" loext:opacity="100%" style:text-outline="false" style:text-line-through-style="none" style:text-line-through-type="none" style:font-name="Ubuntu Mono1" fo:font-size="11pt" fo:font-style="italic" fo:text-shadow="none" style:text-underline-style="none" fo:font-weight="normal" style:font-name-asian="Ubuntu Mono1" style:font-size-asian="11pt" style:font-style-asian="italic" style:font-weight-asian="normal" style:font-name-complex="Ubuntu Mono1" style:font-size-complex="11pt" style:font-style-complex="italic" style:font-weight-complex="normal"/>
    </style:style>
    <style:style style:name="T17" style:family="text">
      <style:text-properties fo:color="#ffff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21" style:family="text">
      <style:text-properties fo:color="#ff00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29" style:family="text">
      <style:text-properties fo:color="#000000" loext:opacity="100%" style:text-outline="false" style:text-line-through-style="none" style:text-line-through-type="none" style:font-name="Ubuntu Mono1" fo:font-size="11pt" fo:font-style="normal" fo:text-shadow="none" style:text-underline-style="none" fo:font-weight="bold" style:font-name-asian="Ubuntu Mono1" style:font-size-asian="11pt" style:font-style-asian="normal" style:font-weight-asian="bold" style:font-name-complex="Ubuntu Mono1" style:font-size-complex="11pt" style:font-style-complex="normal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12" style:family="text">
      <style:text-properties fo:color="#ff00ff" loext:opacity="100%" style:text-outline="false" style:text-line-through-style="none" style:text-line-through-type="none" style:font-name="Cantarell" fo:font-size="18pt" fo:font-style="normal" fo:text-shadow="none" style:text-underline-style="none" fo:font-weight="bold" style:font-name-asian="Cantarell" style:font-size-asian="18pt" style:font-style-asian="normal" style:font-weight-asian="bold" style:font-name-complex="Cantarell" style:font-size-complex="18pt" style:font-style-complex="normal" style:font-weight-complex="bold"/>
    </style:style>
    <style:style style:name="T18" style:family="text">
      <style:text-properties fo:color="#ffff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28" style:family="text">
      <style:text-properties fo:color="#ff00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ff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20" style:family="text">
      <style:text-properties fo:color="#00ff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22" style:family="text">
      <style:text-properties fo:color="#00ff00" loext:opacity="100%" style:text-outline="false" style:text-line-through-style="none" style:text-line-through-type="none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ffffff" loext:opacity="100%" style:text-outline="false" style:text-line-through-style="none" style:text-line-through-type="none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color="#0000ff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32" style:family="text">
      <style:text-properties fo:color="#000000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33" style:family="text">
      <style:text-properties fo:color="#000000" loext:opacity="100%" style:text-outline="false" style:text-line-through-style="none" style:text-line-through-type="none" style:font-name="Ubuntu Mono1" fo:font-size="11pt" fo:font-style="normal" fo:text-shadow="none" style:text-underline-style="solid" style:text-underline-width="auto" style:text-underline-color="font-color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34" style:family="text">
      <style:text-properties fo:color="#000000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35" style:family="text">
      <style:text-properties fo:color="#000000" loext:opacity="100%" style:text-outline="false" style:text-line-through-style="none" style:text-line-through-type="none" style:font-name="Ubuntu Mono1" fo:font-size="11pt" fo:font-style="italic" fo:text-shadow="none" style:text-underline-style="none" fo:font-weight="normal" style:font-name-asian="Ubuntu Mono1" style:font-size-asian="11pt" style:font-style-asian="italic" style:font-weight-asian="normal" style:font-name-complex="Ubuntu Mono1" style:font-size-complex="11pt" style:font-style-complex="italic" style:font-weight-complex="normal"/>
    </style:style>
    <style:style style:name="T13" style:family="text">
      <style:text-properties fo:color="#cc0000" loext:opacity="100%" style:text-outline="false" style:text-line-through-style="none" style:text-line-through-type="none" style:font-name="Cantarell" fo:font-size="14pt" fo:font-style="normal" fo:text-shadow="none" style:text-underline-style="none" fo:font-weight="bold" style:font-name-asian="Cantarell" style:font-size-asian="14pt" style:font-style-asian="normal" style:font-weight-asian="bold" style:font-name-complex="Cantarell" style:font-size-complex="14pt" style:font-style-complex="normal" style:font-weight-complex="bold"/>
    </style:style>
    <style:style style:name="T24" style:family="text">
      <style:text-properties fo:color="#ff0000" loext:opacity="100%" style:text-outline="false" style:text-line-through-style="none" style:text-line-through-type="none" style:font-name="Ubuntu Mono1" fo:font-size="11pt" fo:font-style="normal" fo:text-shadow="none" style:text-underline-style="none" fo:font-weight="normal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T14" style:family="text">
      <style:text-properties fo:color="#cc0000" loext:opacity="100%" style:text-outline="false" style:text-line-through-style="none" style:text-line-through-type="none" style:font-name="Cantarell" fo:font-size="12pt" fo:font-style="normal" fo:text-shadow="none" style:text-underline-style="none" fo:font-weight="bold" style:font-name-asian="Cantarell" style:font-size-asian="12pt" style:font-style-asian="normal" style:font-weight-asian="bold" style:font-name-complex="Cantarell" style:font-size-complex="12pt" style:font-style-complex="normal" style:font-weight-complex="bold"/>
    </style:style>
    <style:style style:name="T44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45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6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7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4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4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5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51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52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53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54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55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56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57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58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59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60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62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63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64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65" style:family="text">
      <style:text-properties fo:color="#00ff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 fo:color="#ffffff"/>
    </style:style>
    <style:style style:name="T67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69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70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71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72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73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74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5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77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78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C" table:style-name="ta1">
        <table:table-column table:style-name="co1" table:default-cell-style-name="ce210"/>
        <table:table-column table:style-name="co2" table:default-cell-style-name="ce210"/>
        <table:table-column table:style-name="co3" table:default-cell-style-name="ce210"/>
        <table:table-column table:style-name="co4" table:number-columns-repeated="4" table:default-cell-style-name="ce210"/>
        <table:table-column table:style-name="co5" table:default-cell-style-name="ce210"/>
        <table:table-column table:style-name="co6" table:default-cell-style-name="ce210"/>
        <table:table-column table:style-name="co7" table:default-cell-style-name="ce210"/>
        <table:table-column table:style-name="co8" table:number-columns-repeated="1013" table:default-cell-style-name="ce210"/>
        <table:table-column table:style-name="co9" table:default-cell-style-name="ce210"/>
        <table:table-row table:style-name="ro1">
          <table:table-cell table:style-name="ce208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09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44">[FR] ATTENTION</text:span></text:p>
            <text:p><text:span text:style-name="T44">Les comportements présents dans cet Excel </text:span><text:span text:style-name="T45">ne sont pas tous a gérer</text:span><text:span text:style-name="T46"> dans la Mandatory du projet Minishell !</text:span></text:p>
            <text:p><text:span text:style-name="T44">Ne vous mettez pas la pression pour essayer de tous les gérer !</text:span></text:p>
            <text:p><text:span text:style-name="T44">Vérifiez juste pour ces cas non gerables s'ils ne Segfault pas, ou n'effectuent pas un comportement suspect !</text:span></text:p>
            <text:p><text:span text:style-name="T44">Utilisez votre bon sens pour exploiter au mieux ce document et faire un Minishell pas trop ambitieux, selon votre situation du projet.</text:span></text:p>
            <text:p><text:span text:style-name="T44">(Par contre, si vous etes chauds pour tout gérer, GG à vous !)</text:span></text:p>
            <text:p/>
            <text:p/>
            <text:p><text:span text:style-name="T44">Bon courage et n'hésitez pas à m'envoyer un MP si besoin !</text:span></text:p>
            <text:p/>
            <text:p><text:span text:style-name="T44">--------------------------------------------------------</text:span></text:p>
            <text:p/>
            <text:p><text:span text:style-name="T44">[EN] WARNING</text:span></text:p>
            <text:p><text:span text:style-name="T44">The behaviors listed in this Excel file </text:span><text:span text:style-name="T45">are not all required to be handled</text:span><text:span text:style-name="T46"> in the mandatory part of the Minishell project!</text:span></text:p>
            <text:p><text:span text:style-name="T44">Don't stress yourself out trying to handle all of them!</text:span></text:p>
            <text:p><text:span text:style-name="T44">Just make sure that these unmanageable cases don't cause a segfault or exhibit suspicious behavior!</text:span></text:p>
            <text:p><text:span text:style-name="T44">Use your common sense to make the best use of this document and create a Minishell that is not overly ambitious, depending on your project situation.</text:span></text:p>
            <text:p><text:span text:style-name="T44">(However, if you're up for handling everything, GG to you!)</text:span></text:p>
            <text:p/>
            <text:p><text:span text:style-name="T44">Good luck, and feel free to DM me if needed!</text:span></text:p>
            <text:p/>
            <text:p/>
            <text:p><text:span text:style-name="T47">(</text:span><text:span text:style-name="T48">GitHub : vietdu91</text:span><text:span text:style-name="T49"> / </text:span><text:span text:style-name="T50">Discord : vietdu91#6048</text:span><text:span text:style-name="T51"> </text:span><text:span text:style-name="T49">/ </text:span><text:span text:style-name="T52">Intra : emtran</text:span><text:span text:style-name="T49">)</text:span></text:p>
            <text:p/>
            <text:p><text:span text:style-name="T53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211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12" table:number-columns-spanned="1" table:number-rows-spanned="2"/>
          <table:table-cell table:style-name="ce219" office:value-type="string" calcext:value-type="string" table:number-columns-spanned="1" table:number-rows-spanned="2">
            <text:p>test.c</text:p>
          </table:table-cell>
          <table:table-cell table:style-name="ce212" table:number-columns-spanned="1" table:number-rows-spanned="2"/>
          <table:table-cell table:style-name="ce247" office:value-type="string" calcext:value-type="string">
            <text:p>A faire</text:p>
          </table:table-cell>
          <table:table-cell table:style-name="ce250" office:value-type="string" calcext:value-type="string">
            <text:p>A tester</text:p>
          </table:table-cell>
          <table:table-cell table:style-name="ce255" office:value-type="string" calcext:value-type="string">
            <text:p>Leaks ?</text:p>
          </table:table-cell>
          <table:table-cell table:style-name="ce259" office:value-type="string" calcext:value-type="string">
            <text:p>Fonctionne</text:p>
          </table:table-cell>
          <table:table-cell table:style-name="ce219" office:value-type="string" calcext:value-type="string" table:number-columns-spanned="1" table:number-rows-spanned="2">
            <text:p>Comportement attendu</text:p>
          </table:table-cell>
          <table:table-cell table:style-name="ce219" office:value-type="string" calcext:value-type="string" table:number-columns-spanned="1" table:number-rows-spanned="2">
            <text:p>Sortie d'exit (echo $?)</text:p>
          </table:table-cell>
          <table:table-cell table:style-name="ce219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248" office:value-type="string" calcext:value-type="string">
            <text:p>X</text:p>
          </table:table-cell>
          <table:table-cell table:style-name="ce251" office:value-type="string" calcext:value-type="string">
            <text:p>X</text:p>
          </table:table-cell>
          <table:table-cell table:style-name="ce256" office:value-type="string" calcext:value-type="string">
            <text:p>OK <text:span text:style-name="T69">KO</text:span></text:p>
          </table:table-cell>
          <table:table-cell table:style-name="ce260" office:value-type="string" calcext:value-type="string">
            <text:p>OK <text:span text:style-name="T70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213" office:value-type="string" calcext:value-type="string" table:number-columns-spanned="1" table:number-rows-spanned="57">
            <text:p>CARACTERES A LA VOLEE (SYNTAXE) <text:span text:style-name="T54">🌦</text:span></text:p>
          </table:table-cell>
          <table:table-cell table:style-name="ce220" office:value-type="string" calcext:value-type="string">
            <text:p><text:span text:style-name="T58">$&gt;</text:span> \n (touche entrée)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6" office:value-type="string" calcext:value-type="string" table:number-columns-spanned="1" table:number-rows-spanned="5">
            <text:p>$&gt;</text:p>
          </table:table-cell>
          <table:table-cell table:style-name="ce284" office:value-type="string" calcext:value-type="string">
            <text:p>Exit de l'ancienne commande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0" office:value-type="string" calcext:value-type="string">
            <text:p><text:span text:style-name="T58">$&gt;</text:span> [<text:span text:style-name="T59">que des espaces</text:span>]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0" office:value-type="string" calcext:value-type="string">
            <text:p><text:span text:style-name="T58">$&gt;</text:span> [<text:span text:style-name="T59">que des tabulations</text:span>]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: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85" office:value-type="float" office:value="0" calcext:value-type="float">
            <text:p>0</text:p>
          </table:table-cell>
          <table:table-cell table:style-name="ce284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!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85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&l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&gt;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&lt;&l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&lt;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covered-table-cell/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&gt;&gt;&gt;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&gt;&gt;&gt;&gt;&gt;&gt;&gt;&gt;&gt;&gt;&gt;&gt;&gt;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lt;&lt;&lt;&lt;&l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lt;&lt;&lt;&lt;&lt;&lt;&lt;&lt;&lt;&lt;&lt;&lt;&lt;&lt;&lt;&l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 &gt; &gt; 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g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&gt; &gt;&gt; &gt;&gt; &gt;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&gt;&gt;&gt; &gt;&gt; &gt;&gt; &gt;&g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22" office:value-type="string" calcext:value-type="string">
            <text:p>$&gt; <text:span text:style-name="T60">/</text:span>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/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2" office:value-type="string" calcext:value-type="string">
            <text:p>$&gt; <text:span text:style-name="T60">//</text:span>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//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2" office:value-type="string" calcext:value-type="string">
            <text:p>$&gt; <text:span text:style-name="T60">/.</text:span>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/.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2" office:value-type="string" calcext:value-type="string">
            <text:p>$&gt; <text:span text:style-name="T60">/./../../../../..</text:span>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/./../../../../..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2" office:value-type="string" calcext:value-type="string">
            <text:p>$&gt; <text:span text:style-name="T60">///////</text:span>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///////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9">
          <table:covered-table-cell/>
          <table:table-cell table:style-name="ce222" office:value-type="string" calcext:value-type="string">
            <text:p>$&gt; <text:span text:style-name="T60">\\</text:span>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\: command not found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9">
          <table:covered-table-cell/>
          <table:table-cell table:style-name="ce222" office:value-type="string" calcext:value-type="string">
            <text:p>$&gt; <text:span text:style-name="T60">\\\\</text:span>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\\: command not found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9">
          <table:covered-table-cell/>
          <table:table-cell table:style-name="ce222" office:value-type="string" calcext:value-type="string">
            <text:p>$&gt; <text:span text:style-name="T60">\\\\\\\\</text:span>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\\\\: command not found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2" office:value-type="string" calcext:value-type="string">
            <text:p>$&gt; <text:span text:style-name="T60">-</text:span>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-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|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| 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| | |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||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|||||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|||||||||||||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&gt;|&gt;&lt;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syntax error near</text:p>
            <text:p>unexpected token `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amp;&amp;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amp;&amp;&amp;&amp;&amp;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amp;&amp;&amp;&amp;&amp;&amp;&amp;&amp;&amp;&amp;&amp;&amp;&amp;&amp;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;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;;;;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;;;;;;;;;;;;;;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(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)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( ( )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)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( ( ( ( ) ) )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)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9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""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9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"hola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9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'hola'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9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''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9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<text:span text:style-name="T64">crashtest.c</text:span>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*/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<text:span text:style-name="T64">Docs/attest.cation</text:span>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*/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*/*: No such file or directory</text:p>
          </table:table-cell>
          <table:table-cell table:style-name="ce217" office:value-type="float" office:value="127" calcext:value-type="float">
            <text:p>127</text:p>
          </table:table-cell>
          <table:table-cell table:style-name="ce290" office:value-type="string" calcext:value-type="string">
            <text:p><text:span text:style-name="T72">[BONUS] </text:span><text:span text:style-name="T73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.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2"/>
          <table:table-cell table:style-name="ce221" office:value-type="string" calcext:value-type="string">
            <text:p>bash: .: filename argument required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..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2"/>
          <table:table-cell table:style-name="ce221" office:value-type="string" calcext:value-type="string">
            <text:p>bash: ..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~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<text:span text:style-name="T64">/home/vietdu91</text:span>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9">
          <table:covered-table-cell/>
          <table:table-cell table:style-name="ce221" office:value-type="string" calcext:value-type="string">
            <text:p><text:span text:style-name="T58">$&gt;</text:span> ABC=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4ABC=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4ABC=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hola que tal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Makefil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Makefile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4" office:value-type="string" calcext:value-type="string" table:number-columns-spanned="1" table:number-rows-spanned="114">
            <text:p>ECHO <text:span text:style-name="T55">🎉</text:span></text:p>
          </table:table-cell>
          <table:table-cell table:style-name="ce221" office:value-type="string" calcext:value-type="string">
            <text:p><text:span text:style-name="T58">$&gt; </text:span>echo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/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echo -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echoHola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-n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echo-nHola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echo -n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echo "-n"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-n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n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-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-n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Que Tal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Que Tal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Hola Que Tal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Que Tal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\n hola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n 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" " | cat -e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| cat -e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""''echo hola""'''' que""'' tal""''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que tal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 -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4" office:value-type="string" calcext:value-type="string">
            <text:p><text:span text:style-name="T58">$&gt;</text:span> echo -n -n Hola Qu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Que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-p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p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 -nnn -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-n-nnn -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n-nnn -nnnn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 -nnn hola -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-nnnn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 -nnn-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nnn-nnnn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--------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-------n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nn --------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-------n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nn -----nn---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----nn---nnnn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nn --------nnnn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--------nnnn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?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0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?$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0</text:span>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? | echo $? | echo $?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0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:$= | cat -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:$=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 $ " | cat -e</text:p>
          </table:table-cell>
          <table:table-cell table:style-name="ce233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 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 $ ' | cat -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 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\$HOME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$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my shit terminal is [$TERM]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my shit terminal is [<text:span text:style-name="T64">xterm-256color</text:span>]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my shit terminal is [$TERM4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my shit terminal is [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my shit terminal is [$TERM4]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my shit terminal is []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UID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68" office:value-type="string" calcext:value-type="string">
            <text:p><text:span text:style-name="T64">1000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3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HOME9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9" office:value-type="string" calcext:value-type="string">
            <text:p/>
            <text:p><text:span text:style-name="T60">$&gt;</text:span>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$&gt; echo $9HOME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$HOME%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</text:span>%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UID$HOME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<text:span text:style-name="T64">1000/home/vietdu91</text:span>%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225" office:value-type="string" calcext:value-type="string">
            <text:p><text:span text:style-name="T58">$&gt;</text:span><text:span text:style-name="T61"> echo Le path de mon HOME est $HOME</text:span>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Le path de mon HOME est<text:span text:style-name="T64"> /home/vietdu91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5" office:value-type="string" calcext:value-type="string">
            <text:p><text:span text:style-name="T58">$&gt;</text:span><text:span text:style-name="T61"> echo $USER$var\$USER$USER\$USERtest$USER</text:span>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70" office:value-type="string" calcext:value-type="string">
            <text:p><text:span text:style-name="T64">vietdu91</text:span><text:span text:style-name="T61">$USER</text:span><text:span text:style-name="T71">vietdu91</text:span><text:span text:style-name="T61">$USERtest</text:span><text:span text:style-name="T71">vietdu91</text:span></text:p>
            <text:p><text:span text:style-name="T60">$&gt;</text:span>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$hola*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3" office:value-type="string" calcext:value-type="string">
            <text:p>KO</text:p>
          </table:table-cell>
          <table:table-cell table:style-name="ce270" office:value-type="string" calcext:value-type="string">
            <text:p/>
            <text:p><text:span text:style-name="T60">$&gt;</text:span>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Cas d'un variable inexistant</text:p>
            <text:p><text:span text:style-name="T74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echo -nnnn $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0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Problème avec -nnn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&gt; &lt;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syntax error near unexpected token `&l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4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echo | |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syntax error near unexpected token `|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5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echo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EechoE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.echo.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.echo.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96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echo&gt;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5" office:value-type="string" calcext:value-type="string">
            <text:p>bash: syntax error near unexpected token `newline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5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lt;echo&lt;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syntax error near unexpected token `newline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5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&gt;echo&gt;&gt;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syntax error near unexpected token `newline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5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|echo|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syntax error near unexpected token `|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5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|echo -n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syntax error near unexpected token `|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6"/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echo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*'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68" office:value-type="string" calcext:value-type="string">
            <text:p>*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D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Docs Dockers Drawings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*Z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*Z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*t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test.c </text:span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*t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0" office:value-type="string" calcext:value-type="string">
            <text:p/>
            <text:p><text:span text:style-name="T60">$&gt;</text:span></text:p>
          </table:table-cell>
          <table:table-cell table:style-name="ce286" office:value-type="float" office:value="0" calcext:value-type="float">
            <text:p>0</text:p>
          </table:table-cell>
          <table:table-cell table:style-name="ce29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echo hola*hola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hola*hola 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echo $hola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HOME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""</text:p>
          </table:table-cell>
          <table:table-cell table:style-name="ce230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/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$"""</text:p>
          </table:table-cell>
          <table:table-cell table:style-name="ce230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1" office:value-type="string" calcext:value-type="string">
            <text:p>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$''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1" office:value-type="string" calcext:value-type="string">
            <text:p>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"HOME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''HOME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""HOME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$HO"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$HO'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$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$HO""ME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$HO''ME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$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"'$HO''ME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'''ME'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8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$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 $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</text:span></text:p>
            <text:p>$&gt;</text:p>
          </table:table-cell>
          <table:table-cell table:style-name="ce286"/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'$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' $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</text:span></text:p>
            <text:p>$&gt;</text:p>
          </table:table-cell>
          <table:table-cell table:style-name="ce286"/>
          <table:table-cell table:style-name="ce294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"HO""ME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'HO''ME'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'HOME'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$"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$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=HOM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$=HOM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"HOLA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'HOLA'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4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$DONTEXIST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hola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hola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'hola'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'h'o'la'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''h'o'la'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''h'o'la''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'"h'o'la"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'hola'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"'hola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echo'hola'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'hola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'hola'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"hola"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"hola"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'''ho"''''l"a''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"l"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"""""""""""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"'''''''''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''''''''''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'''''''''''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'""""""""""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""""""""""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"cho hola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echo hola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'cho hola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echo hola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hola " | cat -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 $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""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""bonjour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holabonjour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table-cell table:style-name="ce214"/>
          <table:table-cell table:style-name="ce221" office:value-type="string" calcext:value-type="string">
            <text:p><text:span text:style-name="T58">$&gt;</text:span> "e"'c'ho 'b'"o"nj"o"'u'r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onjour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table-cell table:style-name="ce214"/>
          <table:table-cell table:style-name="ce221" office:value-type="string" calcext:value-type="string">
            <text:p><text:span text:style-name="T58">$&gt;</text:span> ""e"'c'ho 'b'"o"nj"o"'u'r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e'c'ho 'b'onjo'u'r: command not found</text:p>
            <text:p>$&gt;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8">
          <table:table-cell table:style-name="ce214"/>
          <table:table-cell table:style-name="ce221" office:value-type="string" calcext:value-type="string">
            <text:p><text:span text:style-name="T58">$&gt;</text:span> echo "$DONTEXIST"Makefile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Makefil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table-cell table:style-name="ce214"/>
          <table:table-cell table:style-name="ce221" office:value-type="string" calcext:value-type="string">
            <text:p><text:span text:style-name="T58">$&gt;</text:span> echo "$DONTEXIST""Makefile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Makefil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table-cell table:style-name="ce214"/>
          <table:table-cell table:style-name="ce221" office:value-type="string" calcext:value-type="string">
            <text:p><text:span text:style-name="T58">$&gt;</text:span> echo "$DONTEXIST" "Makefile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Makefil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215" office:value-type="string" calcext:value-type="string" table:number-columns-spanned="1" table:number-rows-spanned="10">
            <text:p>💰</text:p>
          </table:table-cell>
          <table:table-cell table:style-name="ce221" office:value-type="string" calcext:value-type="string">
            <text:p><text:span text:style-name="T58">$&gt;</text:span> $?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<text:span text:style-name="T64">0</text:span>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99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$?$?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<text:span text:style-name="T64">00</text:span>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?$HOM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?<text:span text:style-name="T64">/home/vietdu91</text:span>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$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$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$HOM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<text:span text:style-name="T64">/home/vietdu91</text:span>: Is a directory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$HOMEdskjhfkdshfs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"$HOMEdskjhfkdshfsd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bash: 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'$HOMEdskjhfkdshfsd'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$HOMEsddfddfssfdfs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$DONTEXIS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$&gt; $LESS$VA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68" office:value-type="string" calcext:value-type="string">
            <text:p>bash: -R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4" office:value-type="string" calcext:value-type="string" table:number-columns-spanned="1" table:number-rows-spanned="10">
            <text:p>SIGNAUX 🛰</text:p>
          </table:table-cell>
          <table:table-cell table:style-name="ce221" office:value-type="string" calcext:value-type="string">
            <text:p><text:span text:style-name="T58">$&gt; </text:span><text:span text:style-name="T62">Ctlr-C</text:span>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58">$&gt;</text:span> ^C</text:p>
            <text:p>$&gt;</text:p>
          </table:table-cell>
          <table:table-cell table:style-name="ce286" office:value-type="float" office:value="130" calcext:value-type="float">
            <text:p>13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hola<text:span text:style-name="T63">Ctlr-C</text:span>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58">$&gt;</text:span> hola^C</text:p>
            <text:p>$&gt;</text:p>
          </table:table-cell>
          <table:table-cell table:style-name="ce286" office:value-type="float" office:value="130" calcext:value-type="float">
            <text:p>13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3" office:value-type="string" calcext:value-type="string">
            <text:p><text:span text:style-name="T58">$&gt;</text:span> cat (faire <text:span text:style-name="T63">Ctlr-C </text:span>apres avoir fait plusieurs fois [ENTREE])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/>
            <text:p/>
            <text:p/>
            <text:p>^C</text:p>
            <text:p>$&gt;</text:p>
          </table:table-cell>
          <table:table-cell table:style-name="ce286" office:value-type="float" office:value="130" calcext:value-type="float">
            <text:p>13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3" office:value-type="string" calcext:value-type="string">
            <text:p><text:span text:style-name="T58">$&gt;</text:span> cat | rev(faire <text:span text:style-name="T63">Ctlr-C </text:span>apres avoir fait plusieurs fois [ENTREE])</text:p>
          </table:table-cell>
          <table:table-cell table:style-name="ce233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/>
            <text:p/>
            <text:p/>
            <text:p>^C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<text:span text:style-name="T62">Ctlr-D</text:span>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<text:span text:style-name="T58">$&gt;</text:span> exit</text:p>
            <text:p><text:span text:style-name="T63">~/minishell</text:span> 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hola<text:span text:style-name="T58"> </text:span><text:span text:style-name="T62">Ctlr-D</text:span>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58">$&gt;</text:span> hola</text:p>
          </table:table-cell>
          <table:table-cell table:style-name="ce286" office:value-type="string" calcext:value-type="string">
            <text:p>/</text:p>
          </table:table-cell>
          <table:table-cell table:style-name="ce288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<text:span text:style-name="T62">Ctlr-\</text:span>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2" office:value-type="string" calcext:value-type="string">
            <text:p>$&gt;</text:p>
          </table:table-cell>
          <table:table-cell table:style-name="ce286" office:value-type="string" calcext:value-type="string">
            <text:p>/</text:p>
          </table:table-cell>
          <table:table-cell table:style-name="ce288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hola<text:span text:style-name="T58"> </text:span><text:span text:style-name="T62">Ctlr-\</text:span>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58">$&gt;</text:span> hola</text:p>
          </table:table-cell>
          <table:table-cell table:style-name="ce286" office:value-type="string" calcext:value-type="string">
            <text:p>/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3" office:value-type="string" calcext:value-type="string">
            <text:p><text:span text:style-name="T58">$&gt;</text:span> cat (faire <text:span text:style-name="T63">Ctlr-\ </text:span>apres avoir fait plusieurs fois [ENTREE])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6" office:value-type="float" office:value="131" calcext:value-type="float">
            <text:p>131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 </text:span><text:span text:style-name="T62">Ctlr-Z</text:span>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2" office:value-type="string" calcext:value-type="string">
            <text:p>$&gt;</text:p>
          </table:table-cell>
          <table:table-cell table:style-name="ce286" office:value-type="string" calcext:value-type="string">
            <text:p>/</text:p>
          </table:table-cell>
          <table:table-cell table:style-name="ce288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14"/>
          <table:table-cell table:style-name="ce223" office:value-type="string" calcext:value-type="string">
            <text:p><text:span text:style-name="T58">$&gt;</text:span> sleep 3 | sleep 3 | sleep 3 (faire <text:span text:style-name="T63">Ctlr-C </text:span>une seconde apres)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^C</text:p>
            <text:p>$&gt;</text:p>
          </table:table-cell>
          <table:table-cell table:style-name="ce286" office:value-type="float" office:value="130" calcext:value-type="float">
            <text:p>130</text:p>
          </table:table-cell>
          <table:table-cell table:style-name="ce288"/>
          <table:table-cell table:number-columns-repeated="1014"/>
        </table:table-row>
        <table:table-row table:style-name="ro7">
          <table:table-cell table:style-name="ce214"/>
          <table:table-cell table:style-name="ce223" office:value-type="string" calcext:value-type="string">
            <text:p><text:span text:style-name="T58">$&gt;</text:span> sleep 3 | sleep 3 | sleep 3 (faire <text:span text:style-name="T63">Ctlr-D </text:span>une seconde apres)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14"/>
          <table:table-cell table:style-name="ce223" office:value-type="string" calcext:value-type="string">
            <text:p><text:span text:style-name="T58">$&gt;</text:span> sleep 3 | sleep 3 | sleep 3 (faire <text:span text:style-name="T63">Ctlr-\ </text:span>une seconde apres)</text:p>
          </table:table-cell>
          <table:table-cell table:style-name="ce229"/>
          <table:table-cell table:style-name="ce249"/>
          <table:table-cell table:style-name="ce253"/>
          <table:table-cell table:style-name="ce257"/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^\Quit (core dumped)</text:p>
            <text:p>$&gt;</text:p>
          </table:table-cell>
          <table:table-cell table:style-name="ce286" office:value-type="float" office:value="131" calcext:value-type="float">
            <text:p>131</text:p>
          </table:table-cell>
          <table:table-cell table:style-name="ce288"/>
          <table:table-cell table:number-columns-repeated="1014"/>
        </table:table-row>
        <table:table-row table:style-name="ro7">
          <table:table-cell table:style-name="ce216" office:value-type="string" calcext:value-type="string" table:number-columns-spanned="1" table:number-rows-spanned="113">
            <text:p><text:span text:style-name="T54">🛫 </text:span>ENV &amp; EXPORT &amp; UNSET <text:span text:style-name="T54">🛬</text:span></text:p>
          </table:table-cell>
          <table:table-cell table:style-name="ce221" office:value-type="string" calcext:value-type="string"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nv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env: ʻhola’: No such file or directory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nv hola que tal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env: ʻhola’: No such file or directory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nv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nv env env env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nv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nv <text:span text:style-name="T64">./Makefile</text:span>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env: ‘./Makefile’: Permission denied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xpor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export PATH="..."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xport Hola</text:p>
            <text:p><text:span text:style-name="T58">$&gt;</text:span> expor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export HOME="<text:span text:style-name="T64">/home/vietdu91</text:span>"</text:p>
            <text:p>export Hola</text:p>
            <text:p>export PATH="..."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99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xport Hola9hey</text:p>
            <text:p><text:span text:style-name="T58">$&gt;</text:span> expor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export HOME="<text:span text:style-name="T64">/home/vietdu91</text:span>"</text:p>
            <text:p>export Hola9hey</text:p>
            <text:p>export PATH="..."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99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$DONTEXIS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export HOME="<text:span text:style-name="T64">/home/vietdu91</text:span>"</text:p>
            <text:p>export PATH="..."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| grep "HOME"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export HOME="<text:span text:style-name="T64">/home/vietdu91</text:span>"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"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bash: export: `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=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export: ʻ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%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export: ʻ%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$?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export: `<text:span text:style-name="T64">0</text:span>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?=2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export: ʻ?=2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9HOLA=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export: ʻ9HOLA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9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9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_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_HOLA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___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___HOLA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_HO_LA_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_HO_LA_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@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ʻHOL@=bonjour’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99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\~A=bon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~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export -HO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3" office:value-type="string" calcext:value-type="string">
            <text:p>bash: export: -H: invalid option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export --HO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3" office:value-type="string" calcext:value-type="string">
            <text:p>bash: export: --: invalid option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-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A-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-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-L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.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.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\\\$A=bon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\$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\\\\LA=bon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\\L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}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}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{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{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*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*L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#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#L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@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@L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export HO!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!LA=bonjour: event not found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$?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...</text:p>
            <text:p>HO<text:span text:style-name="T64">0</text:span>LA=bonjour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+HOL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+HOL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+A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3" office:value-type="string" calcext:value-type="string">
            <text:p>bash: export: `HOL+A=bonjour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+=bonjour</text:p>
            <text:p><text:span text:style-name="T58">$&gt;</text:span>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...</text:p>
            <text:p>HOLA=bonjour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xport HOLA+=bonjour</text:p>
            <text:p><text:span text:style-name="T58">$&gt;</text:span>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...</text:p>
            <text:p>HOLA=bonjourbonjour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HOLA=bonjour</text:p>
            <text:p><text:span text:style-name="T58">$&gt;</text:span>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 =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bash: export: ʻ=bonjour’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 = bon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export: ʻ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 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 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HOLA=bonsoir</text:p>
            <text:p><text:span text:style-name="T58">$&gt;</text:span> export HOLA=bonretour</text:p>
            <text:p><text:span text:style-name="T58">$&gt;</text:span> export 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jour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$HOME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<text:span text:style-name="T64">/home/vietdu91</text:span>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$HOME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jour<text:span text:style-name="T64">/home/vietdu91</text:span>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$HOME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$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\jour</text:p>
            <text:p><text:span text:style-name="T58">$&gt;</text:span>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...</text:p>
            <text:p>HOLA=bon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\\jour</text:p>
            <text:p><text:span text:style-name="T58">$&gt;</text:span> env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...</text:p>
            <text:p>HOLA=bon\jour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(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(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()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(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bon&amp;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jour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HOLA=bon@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xport HOLA=bon;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2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217" office:value-type="string" calcext:value-type="string">
            <text:p>127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bon!jour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68" office:value-type="string" calcext:value-type="string">
            <text:p>bash: !jour: event not found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HOLA=bon"jour"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HOLA$USER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A<text:span text:style-name="T64">vietdu91</text:span>=bonjour</text:p>
            <text:p>PATH=...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bonjour=casse-toi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=bonjour=casse-toi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"HOLA=bonjour"=casse-toi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=bonjour=casse-toi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xport BYE=casse-toi</text:p>
            <text:p><text:span text:style-name="T58">$&gt;</text:span> echo $HOLA et $BY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onjour et casse-toi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bonjour BYE=casse-toi</text:p>
            <text:p><text:span text:style-name="T58">$&gt;</text:span> echo $HOLA et $BY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onjour et casse-toi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$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"bonjour "</text:p>
            <text:p><text:span text:style-name="T58">$&gt;</text:span> echo $HOLA | cat -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onjour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" -n bonjour "</text:p>
            <text:p><text:span text:style-name="T58">$&gt;</text:span> echo $HOLA</text:p>
          </table:table-cell>
          <table:table-cell table:style-name="ce234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onjour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"bonjour "/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onjour /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'"'</text:p>
            <text:p><text:span text:style-name="T58">$&gt;</text:span> echo " $HOLA " | cat -e</text:p>
          </table:table-cell>
          <table:table-cell table:style-name="ce235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" 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at</text:p>
            <text:p><text:span text:style-name="T58">$&gt;</text:span> c$HOLA Makefil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59">[cela affiche le Makefile]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xport "" HOL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11">
          <table:covered-table-cell/>
          <table:table-cell table:style-name="ce223" office:value-type="string" calcext:value-type="string">
            <text:p><text:span text:style-name="T58">$&gt;</text:span> export HOLA="cat Makefile | grep NAME"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cat Makefile | grep NAME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3" office:value-type="string" calcext:value-type="string">
            <text:p><text:span text:style-name="T58">$&gt;</text:span> export HOLA=hey</text:p>
            <text:p><text:span text:style-name="T58">$&gt;</text:span> echo $HOLA$HOLA$HOLA=hey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eyheyhey=heyhey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 bonjour hey "</text:p>
            <text:p><text:span text:style-name="T58">$&gt;</text:span> echo $HOLA | cat -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onjour hey$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99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 bonjour hey "</text:p>
            <text:p><text:span text:style-name="T58">$&gt;</text:span> echo """$HOLA""" | cat -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onjour hey $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99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 bonjour hey "</text:p>
            <text:p><text:span text:style-name="T58">$&gt;</text:span> echo wesh"$HOLA" | cat -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wesh bonjour hey $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99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 bonjour hey "</text:p>
            <text:p><text:span text:style-name="T58">$&gt;</text:span> echo wesh""$HOLA.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wesh bonjour hey .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99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 bonjour hey "</text:p>
            <text:p><text:span text:style-name="T58">$&gt;</text:span> echo wesh$""HOLA.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weshHOLA.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 bonjour hey "</text:p>
            <text:p><text:span text:style-name="T58">$&gt;</text:span> echo wesh$"HOLA HOLA".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weshHOLA HOLA.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xport HOLA=" hola et $HOLA"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et bonjour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xport HOLA=' hola et $HOLA'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et $HOLA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3" office:value-type="string" calcext:value-type="string">
            <text:p><text:span text:style-name="T58">$&gt;</text:span> export HOLA=bonjour</text:p>
            <text:p><text:span text:style-name="T58">$&gt;</text:span> export HOLA=" hola et $HOLA"$HOLA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et bonjourbonjour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xport HOLA="ls -l - a"</text:p>
            <text:p><text:span text:style-name="T58">$&gt;</text:span> echo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ls -l - a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3">
          <table:covered-table-cell/>
          <table:table-cell table:style-name="ce223" office:value-type="string" calcext:value-type="string">
            <text:p><text:span text:style-name="T58">$&gt;</text:span> export HOLA="s -la"</text:p>
            <text:p><text:span text:style-name="T58">$&gt;</text:span> l$HOLA</text:p>
          </table:table-cell>
          <table:table-cell table:style-name="ce234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total 16</text:span></text:p>
            <text:p><text:span text:style-name="T64">drwx------ 2 vietdu91 [...] .</text:span></text:p>
            <text:p><text:span text:style-name="T64">drwxrwxewt 51 root [...] ..</text:span></text:p>
            <text:p><text:span text:style-name="T64">-rwxr-xr-x 8 vietdu91 [...] crashtest.c</text:span></text:p>
            <text:p><text:span text:style-name="T64">[...]</text:span>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xport HOLA="s -la"</text:p>
            <text:p><text:span text:style-name="T58">$&gt;</text:span> l"$HOLA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ls -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xport HOLA="s -la"</text:p>
            <text:p><text:span text:style-name="T58">$&gt;</text:span> l'$HOLA'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l$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xport HOLA="l"</text:p>
            <text:p><text:span text:style-name="T58">$&gt;</text:span> $HOLAs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A="l"</text:p>
            <text:p><text:span text:style-name="T58">$&gt;</text:span> "$HOLA"s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export HOL=A=bonjour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=A=bonjour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xport HOLA="l"</text:p>
            <text:p><text:span text:style-name="T58">$&gt;</text:span> '$HOLA's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$HOLAs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=A=""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HOL=A=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TE+S=T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72" office:value-type="string" calcext:value-type="string">
            <text:p>bash: export: `TE+S=T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""="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2" office:value-type="string" calcext:value-type="string">
            <text:p>bash: export: `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''=''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2" office:value-type="string" calcext:value-type="string">
            <text:p>bash: export: `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"="="=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72" office:value-type="string" calcext:value-type="string">
            <text:p>bash: export: `==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'='='='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3" office:value-type="string" calcext:value-type="string">
            <text:p>KO</text:p>
          </table:table-cell>
          <table:table-cell table:style-name="ce272" office:value-type="string" calcext:value-type="string">
            <text:p>bash: export: `===': not a valid identifier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p</text:p>
            <text:p><text:span text:style-name="T58">$&gt;</text:span> export BYE=w</text:p>
            <text:p><text:span text:style-name="T58">$&gt;</text:span> $HOLA"BYE"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bash: pBYEd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p</text:p>
            <text:p><text:span text:style-name="T58">$&gt;</text:span> export BYE=w</text:p>
            <text:p><text:span text:style-name="T58">$&gt;</text:span> "$HOLA"'$BYE'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bash: p$BYEd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p</text:p>
            <text:p><text:span text:style-name="T58">$&gt;</text:span> export BYE=w</text:p>
            <text:p><text:span text:style-name="T58">$&gt;</text:span> "$HOLA""$BYE"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3" office:value-type="string" calcext:value-type="string">
            <text:p>/home/vietdu91/42_works/minishell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p</text:p>
            <text:p><text:span text:style-name="T58">$&gt;</text:span> export BYE=w</text:p>
            <text:p><text:span text:style-name="T58">$&gt;</text:span> $"HOLA"$"BYE"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bash: HOLABYEd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p</text:p>
            <text:p><text:span text:style-name="T58">$&gt;</text:span> export BYE=w</text:p>
            <text:p><text:span text:style-name="T58">$&gt;</text:span> $'HOLA'$'BYE'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bash: HOLABYEd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HOLA=-n</text:p>
            <text:p><text:span text:style-name="T58">$&gt;</text:span> "echo $HOLA" hey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bash: echo -n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A=1 B=2 C=3 D=4 E=5 F=6 G=7 H=8</text:p>
            <text:p><text:span text:style-name="T58">$&gt;</text:span> echo "$A'$B"'$C"$D'$E'"$F'"'$G'$H"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1'2$C"$D5"$F'7'8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nv</text:p>
            <text:p><text:span text:style-name="T58">$&gt;</text:span> unset HOLA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xport HOLA=bonjour</text:p>
            <text:p><text:span text:style-name="T58">$&gt;</text:span> env</text:p>
            <text:p><text:span text:style-name="T58">$&gt;</text:span> unset HOLA</text:p>
            <text:p><text:span text:style-name="T58">$&gt;</text:span> unset HOLA</text:p>
            <text:p><text:span text:style-name="T58">$&gt;</text:span> env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unset PATH</text:p>
            <text:p><text:span text:style-name="T58">$&gt;</text:span> echo $PATH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0" office:value-type="string" calcext:value-type="string">
            <text:p/>
            <text:p><text:span text:style-name="T60">$&gt;</text:span>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unset PATH</text:p>
            <text:p><text:span text:style-name="T58">$&gt;</text:span> ls</text:p>
          </table:table-cell>
          <table:table-cell table:style-name="ce236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ls: No such file or directory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6" office:value-type="string" calcext:value-type="string">
            <text:p><text:span text:style-name="T65">$&gt;</text:span><text:span text:style-name="T66"> unset ""</text:span></text:p>
          </table:table-cell>
          <table:table-cell table:style-name="ce236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2" office:value-type="string" calcext:value-type="string">
            <text:p>bash: unset: `': not a valid identifier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unset INEXISTAN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7" office:value-type="float" office:value="0" calcext:value-type="float">
            <text:p>0</text:p>
          </table:table-cell>
          <table:table-cell table:style-name="ce28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216"/>
          <table:table-cell table:style-name="ce221" office:value-type="string" calcext:value-type="string">
            <text:p><text:span text:style-name="T58">$&gt;</text:span> unset PWD</text:p>
            <text:p><text:span text:style-name="T58">$&gt;</text:span> env | grep PWD</text:p>
            <text:p><text:span text:style-name="T58">$&gt;</text:span> pw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  <text:p>$&gt;</text:p>
            <text:p><text:span text:style-name="T64">/home/vietdu91/42_works/minishell</text:span></text:p>
            <text:p>$&gt;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2">
          <table:table-cell table:style-name="ce216"/>
          <table:table-cell table:style-name="ce221" office:value-type="string" calcext:value-type="string">
            <text:p><text:span text:style-name="T58">$&gt; </text:span>pwd</text:p>
            <text:p><text:span text:style-name="T58">$&gt;</text:span> unset PWD</text:p>
            <text:p><text:span text:style-name="T58">$&gt;</text:span> env | grep PWD</text:p>
            <text:p><text:span text:style-name="T58">$&gt;</text:span> cd $PWD</text:p>
            <text:p><text:span text:style-name="T58">$&gt;</text:span> pw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  <text:p>$&gt;</text:p>
            <text:p>$&gt;</text:p>
            <text:p><text:span text:style-name="T64">/home/vietdu91</text:span></text:p>
          </table:table-cell>
          <table:table-cell table:style-name="ce217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OLDPWD</text:p>
            <text:p><text:span text:style-name="T58">$&gt;</text:span> env | grep OLDPW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  <text:p>$&gt;</text:p>
          </table:table-cell>
          <table:table-cell table:style-name="ce287" office:value-type="string" calcext:value-type="string">
            <text:p>0</text:p>
            <text:p>1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9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9HOLA': not a valid identifier</text:p>
            <text:p>$&gt;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A9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HOL?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?A': not a valid identifier</text:p>
            <text:p>$&gt;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HOLA HOL?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?A': not a valid identifier</text:p>
            <text:p>$&gt;</text:p>
          </table:table-cell>
          <table:table-cell table:style-name="ce287" office:value-type="float" office:value="1" calcext:value-type="float">
            <text:p>1</text:p>
          </table:table-cell>
          <table:table-cell table:style-name="ce284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HOL?A 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?A': not a valid identifier</text:p>
            <text:p>$&gt;</text:p>
          </table:table-cell>
          <table:table-cell table:style-name="ce287" office:value-type="float" office:value="1" calcext:value-type="float">
            <text:p>1</text:p>
          </table:table-cell>
          <table:table-cell table:style-name="ce284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216"/>
          <table:table-cell table:style-name="ce221" office:value-type="string" calcext:value-type="string">
            <text:p><text:span text:style-name="T58">$&gt;</text:span> unset HOL?A HOL.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HOLA=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A=': not a valid identifier</text:p>
            <text:p>$&gt;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9">
          <table:table-cell table:style-name="ce216"/>
          <table:table-cell table:style-name="ce221" office:value-type="string" calcext:value-type="string">
            <text:p><text:span text:style-name="T58">$&gt;</text:span> unset HOL\\\\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unset: `HOL\\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9">
          <table:table-cell table:style-name="ce216"/>
          <table:table-cell table:style-name="ce221" office:value-type="string" calcext:value-type="string">
            <text:p><text:span text:style-name="T58">$&gt;</text:span> unset HOL;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A: command not found</text:p>
          </table:table-cell>
          <table:table-cell table:style-name="ce28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.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.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+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+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=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=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{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{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}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}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-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-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-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unset: -H: invalid option</text:p>
          </table:table-cell>
          <table:table-cell table:style-name="ce28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_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_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A_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*A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*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#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#A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$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216"/>
          <table:table-cell table:style-name="ce221" office:value-type="string" calcext:value-type="string">
            <text:p><text:span text:style-name="T58">$&gt;</text:span> unset $PW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unset: `<text:span text:style-name="T64">/home/vietdu91/42_works/minishell</text:span>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@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@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!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!A: event not found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^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HOL^A': not a valid identifier</text:p>
          </table:table-cell>
          <table:table-cell table:style-name="ce217" office:value-type="float" office:value="1" calcext:value-type="float">
            <text:p>1</text:p>
          </table:table-cell>
          <table:table-cell table:style-name="ce299"/>
          <table:table-cell table:number-columns-repeated="1014"/>
        </table:table-row>
        <table:table-row table:style-name="ro7">
          <table:table-cell table:style-name="ce216"/>
          <table:table-cell table:style-name="ce221" office:value-type="string" calcext:value-type="string">
            <text:p><text:span text:style-name="T58">$&gt;</text:span> unset HOL$?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HOL\~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unset: `HOL~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"" HOLA</text:p>
            <text:p><text:span text:style-name="T58">$&gt; </text:span>env | grep HOLA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  <text:p>$&gt;</text:p>
          </table:table-cell>
          <table:table-cell table:style-name="ce217" office:value-type="string" calcext:value-type="string">
            <text:p>0</text:p>
            <text:p>1</text:p>
          </table:table-cell>
          <table:table-cell table:style-name="ce28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PATH</text:p>
            <text:p><text:span text:style-name="T58">$&gt;</text:span> echo $PATH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  <text:p>$&gt;</text:p>
          </table:table-cell>
          <table:table-cell table:style-name="ce287" office:value-type="string" calcext:value-type="string"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unset PATH</text:p>
            <text:p><text:span text:style-name="T58">$&gt; </text:span>cat Makefile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cat: No such file or directory</text:p>
            <text:p>$&gt;</text:p>
          </table:table-cell>
          <table:table-cell table:style-name="ce287" office:value-type="string" calcext:value-type="string">
            <text:p>0</text:p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=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=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======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======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++++++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unset: `++++++': not a valid identifier</text:p>
          </table:table-cell>
          <table:table-cell table:style-name="ce28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_______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7"/>
          <table:table-cell table:style-name="ce221" office:value-type="string" calcext:value-type="string">
            <text:p><text:span text:style-name="T58">$&gt;</text:span> unset expor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echo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pw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cd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unset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6"/>
          <table:table-cell table:style-name="ce221" office:value-type="string" calcext:value-type="string">
            <text:p><text:span text:style-name="T58">$&gt;</text:span> unset sudo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6"/>
          <table:table-cell table:style-name="ce221" office:value-type="string" calcext:value-type="string">
            <text:p><text:span text:style-name="T58">$&gt;</text:span> export hola | unset hola | echo $?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0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4" office:value-type="string" calcext:value-type="string" table:number-columns-spanned="1" table:number-rows-spanned="4">
            <text:p>FICHIERS BINAIRES 0️⃣ 1️⃣</text:p>
          </table:table-cell>
          <table:table-cell table:style-name="ce221" office:value-type="string" calcext:value-type="string">
            <text:p><text:span text:style-name="T58">$&gt;</text:span> /bin/echo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/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/bin/echo Hola Que Tal</text:p>
          </table:table-cell>
          <table:table-cell table:style-name="ce233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Hola Que Tal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/bin/env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...</text:p>
            <text:p>PATH=...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/bin/cd <text:span text:style-name="T64">Desktop</text:span>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/bin/cd: No such file or directory</text:p>
          </table:table-cell>
          <table:table-cell table:style-name="ce286" office:value-type="float" office:value="127" calcext:value-type="float">
            <text:p>127</text:p>
          </table:table-cell>
          <table:table-cell table:style-name="ce288"/>
          <table:table-cell table:number-columns-repeated="1014"/>
        </table:table-row>
        <table:table-row table:style-name="ro12">
          <table:table-cell table:style-name="ce218" office:value-type="string" calcext:value-type="string" table:number-columns-spanned="1" table:number-rows-spanned="2">
            <text:p>HISTORIQUE <text:span text:style-name="T54">🏦</text:span></text:p>
          </table:table-cell>
          <table:table-cell table:style-name="ce220" office:value-type="string" calcext:value-type="string">
            <text:p><text:span text:style-name="T58">$&gt;</text:span> history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4">
          <table:covered-table-cell/>
          <table:table-cell table:style-name="ce220" office:value-type="string" calcext:value-type="string">
            <text:p><text:span text:style-name="T58">$&gt;</text:span> [<text:span text:style-name="T59">touche du haut</text:span>]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0" office:value-type="string" calcext:value-type="string">
            <text:p><text:span text:style-name="T58">$&gt;</text:span> clear</text:p>
          </table:table-cell>
          <table:table-cell table:style-name="ce217" office:value-type="string" calcext:value-type="string">
            <text:p>/</text:p>
          </table:table-cell>
          <table:table-cell table:style-name="ce284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214" office:value-type="string" calcext:value-type="string" table:number-columns-spanned="1" table:number-rows-spanned="71">
            <text:p>CD 💿 PWD</text:p>
          </table:table-cell>
          <table:table-cell table:style-name="ce221" office:value-type="string" calcext:value-type="string">
            <text:p><text:span text:style-name="T58">$&gt;</text:span> pw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hola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./hola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hola que tal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-p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pwd: -p: invalid option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--p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pwd: --: invalid option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---p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pwd: --: invalid option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-- p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pwd pw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ls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ls env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/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c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2" office:value-type="string" calcext:value-type="string">
            <text:p>On doit se retrouver dans le dossier défini par $HOME</text:p>
            <text:p><text:span text:style-name="T68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L'user reste dans le même dossier</text:p>
            <text:p><text:span text:style-name="T68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/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/././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/./././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.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On se retrouve au dossier précédent</text:p>
            <text:p><text:span text:style-name="T68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./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1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./.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1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./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1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././././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1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<text:span text:style-name="T64">srcs</text:span>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<text:span text:style-name="T64">srcs objs</text:span>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cd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'<text:span text:style-name="T64">srcs</text:span>'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"<text:span text:style-name="T64">srcs</text:span>"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'/etc'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Marche aussi avec les double quotes</text:p>
            <text:p><text:span text:style-name="T68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/e'tc'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/e"tc"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<text:span text:style-name="T64">sr</text:span>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cd: <text:span text:style-name="T64">sr</text:span>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<text:span text:style-name="T64">Makefile</text:span>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cd: <text:span text:style-name="T64">Makefile</text:span>: Not a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0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./<text:span text:style-name="T64">minishell</text:span>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../../../../../../.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d .././../.././../bin/ls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cd: .././../.././../bin/ls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/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'/'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Marche aussi avec les double quotes</text:p>
            <text:p><text:span text:style-name="T68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/</text:p>
            <text:p><text:span text:style-name="T58">$&gt;</text:span>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//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'//'</text:p>
            <text:p><text:span text:style-name="T58">$&gt;</text:span>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//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Marche aussi avec les double quotes</text:p>
            <text:p><text:span text:style-name="T68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//</text:p>
            <text:p><text:span text:style-name="T58">$&gt;</text:span> pw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/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///////</text:p>
            <text:p><text:span text:style-name="T58">$&gt;</text:span> pw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/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'////////'</text:p>
            <text:p><text:span text:style-name="T58">$&gt;</text:span> pw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/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Marche aussi avec les double quotes</text:p>
            <text:p><text:span text:style-name="T68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<text:span text:style-name="T64">minishell</text:span>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cd: <text:span text:style-name="T64">/minishell</text:span>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</text:p>
            <text:p><text:span text:style-name="T58">$&gt;</text:span> cd ..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_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cd: _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d -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Retourne à $OLD_PWD</text:p>
            <text:p>$OLD_PWD et $PWD sont inversés</text:p>
            <text:p><text:span text:style-name="T68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d --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 office:value-type="string" calcext:value-type="string">
            <text:p>Retourne à $HOME</text:p>
            <text:p>$OLD_PWD et $PWD sont inversés</text:p>
            <text:p><text:span text:style-name="T68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---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cd: --: invalid option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301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$HOME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1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$HOME $HOME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bash: cd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1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$HOME/<text:span text:style-name="T64">42_works</text:span>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1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"$PWD/<text:span text:style-name="T64">srcs</text:span>"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'$PWD/<text:span text:style-name="T64">srcs</text:span>'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cd: $PWD<text:span text:style-name="T64">/srcs</text:span>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unset HOME</text:p>
            <text:p><text:span text:style-name="T58">$&gt;</text:span> cd $HOME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cd: HOME not set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unset HOME</text:p>
            <text:p><text:span text:style-name="T58">$&gt;</text:span> export HOME=</text:p>
            <text:p><text:span text:style-name="T58">$&gt;</text:span> c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4" office:value-type="string" calcext:value-type="string">
            <text:p>DIF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unset HOME</text:p>
            <text:p><text:span text:style-name="T58">$&gt;</text:span> export HOME</text:p>
            <text:p><text:span text:style-name="T58">$&gt;</text:span> c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cd: HOME not set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3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cd <text:span text:style-name="T64">minishell Docs crashtest.c</text:span></text:p>
          </table:table-cell>
          <table:table-cell table:style-name="ce23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1" office:value-type="string" calcext:value-type="string">
            <text:p>bash: cd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 | echo $?</text:p>
            <text:p><text:span text:style-name="T58">$&gt;</text:span> pwd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0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cd ~</text:p>
          </table:table-cell>
          <table:table-cell table:style-name="ce237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221" office:value-type="string" calcext:value-type="string">
            <text:p><text:span text:style-name="T58">$&gt;</text:span> cd ~/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~/ | echo $?</text:p>
            <text:p><text:span text:style-name="T58">$&gt;</text:span>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0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0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304" office:value-type="string" calcext:value-type="string">
            <text:p>[BONUS] <text:span text:style-name="T75">S'il n'y a qu'un seul </text:span><text:span text:style-name="T76">dossier</text:span><text:span text:style-name="T77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cd: <text:span text:style-name="T64">minishell</text:span>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[BONUS] <text:span text:style-name="T75">S'il n'y a qu'un seul </text:span><text:span text:style-name="T76">fichier</text:span><text:span text:style-name="T77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cd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6" office:value-type="string" calcext:value-type="string">
            <text:p>[BONUS] <text:span text:style-name="T75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mkdir a</text:p>
            <text:p><text:span text:style-name="T58">$&gt;</text:span> mkdir a/b</text:p>
            <text:p><text:span text:style-name="T58">$&gt;</text:span> cd a/b</text:p>
            <text:p><text:span text:style-name="T58">$&gt;</text:span> rm -r ../../a</text:p>
            <text:p><text:span text:style-name="T58">$&gt;</text:span> cd ..</text:p>
          </table:table-cell>
          <table:table-cell table:style-name="ce23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3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mkdir a</text:p>
            <text:p><text:span text:style-name="T58">$&gt;</text:span> mkdir a/b</text:p>
            <text:p><text:span text:style-name="T58">$&gt;</text:span> cd a/b</text:p>
            <text:p><text:span text:style-name="T58">$&gt;</text:span> rm -r ../../a</text:p>
            <text:p><text:span text:style-name="T58">$&gt;</text:span> pwd</text:p>
          </table:table-cell>
          <table:table-cell table:style-name="ce23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3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mkdir a</text:p>
            <text:p><text:span text:style-name="T58">$&gt;</text:span> mkdir a/b</text:p>
            <text:p><text:span text:style-name="T58">$&gt;</text:span> cd a/b</text:p>
            <text:p><text:span text:style-name="T58">$&gt;</text:span> rm -r ../../a</text:p>
            <text:p><text:span text:style-name="T58">$&gt;</text:span> echo $PWD</text:p>
            <text:p><text:span text:style-name="T58">$&gt;</text:span> echo $OLDPWD</text:p>
          </table:table-cell>
          <table:table-cell table:style-name="ce23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<text:span text:style-name="T64">/home/vietdu91/42_works/minishell/a/b</text:span></text:p>
            <text:p>$&gt;</text:p>
            <text:p><text:span text:style-name="T64">/home/vietdu91/42_works/minishell</text:span>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5">
          <table:covered-table-cell/>
          <table:table-cell table:style-name="ce221" office:value-type="string" calcext:value-type="string">
            <text:p><text:span text:style-name="T58">$&gt;</text:span> mkdir a</text:p>
            <text:p><text:span text:style-name="T58">$&gt;</text:span> mkdir a/b</text:p>
            <text:p><text:span text:style-name="T58">$&gt;</text:span> cd a/b</text:p>
            <text:p><text:span text:style-name="T58">$&gt;</text:span> rm -r ../../a</text:p>
            <text:p><text:span text:style-name="T58">$&gt;</text:span> cd</text:p>
            <text:p><text:span text:style-name="T58">$&gt;</text:span> echo $PWD</text:p>
            <text:p><text:span text:style-name="T58">$&gt;</text:span> echo $OLDPWD</text:p>
          </table:table-cell>
          <table:table-cell table:style-name="ce23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<text:span text:style-name="T64">/home</text:span></text:p>
            <text:p>$&gt;</text:p>
            <text:p><text:span text:style-name="T64">/home/vietdu91/42_works/minishell/a/b</text:span>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mkdir a</text:p>
            <text:p><text:span text:style-name="T58">$&gt;</text:span> cd a</text:p>
            <text:p><text:span text:style-name="T58">$&gt;</text:span> rm -r ../a</text:p>
            <text:p><text:span text:style-name="T58">$&gt;</text:span> echo $PWD</text:p>
            <text:p><text:span text:style-name="T58">$&gt;</text:span> echo $OLDPWD</text:p>
          </table:table-cell>
          <table:table-cell table:style-name="ce23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<text:span text:style-name="T64">../../../home/vietdu91/42_works/minishell/a</text:span></text:p>
            <text:p>$&gt;</text:p>
            <text:p><text:span text:style-name="T64">../../../home/vietdu91/42_works/minishell</text:span>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CDPATH=/</text:p>
            <text:p><text:span text:style-name="T58">$&gt;</text:span> cd $HOME/..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301" office:value-type="string" calcext:value-type="string">
            <text:p><text:span text:style-name="T78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CDPATH=/</text:p>
            <text:p><text:span text:style-name="T58">$&gt;</text:span> cd <text:span text:style-name="T64">home/vietdu91</text:span>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/home/vietdu91</text:span>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301" office:value-type="string" calcext:value-type="string">
            <text:p><text:span text:style-name="T78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CDPATH=./</text:p>
            <text:p><text:span text:style-name="T58">$&gt;</text:span> cd .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300" office:value-type="string" calcext:value-type="string">
            <text:p><text:span text:style-name="T78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CDPATH=./</text:p>
            <text:p><text:span text:style-name="T58">$&gt;</text:span> cd ..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300" office:value-type="string" calcext:value-type="string">
            <text:p><text:span text:style-name="T78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218" office:value-type="string" calcext:value-type="string" table:number-columns-spanned="1" table:number-rows-spanned="14">
            <text:p>BÂTARDS <text:span text:style-name="T56">🖕</text:span></text:p>
          </table:table-cell>
          <table:table-cell table:style-name="ce220" office:value-type="string" calcext:value-type="string">
            <text:p><text:span text:style-name="T63">$&gt;</text:span> chmod 000 minishell</text:p>
            <text:p><text:span text:style-name="T63">$&gt;</text:span> ./minishell</text:p>
          </table:table-cell>
          <table:table-cell table:style-name="ce239" office:value-type="string" calcext:value-type="string">
            <text:p>messag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1" office:value-type="string" calcext:value-type="string">
            <text:p>bash: ./minishell : Permission denied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hola</text:p>
          </table:table-cell>
          <table:table-cell table:style-name="ce240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dif</text:p>
          </table:table-cell>
          <table:table-cell table:style-name="ce223" office:value-type="string" calcext:value-type="string">
            <text:p>ls: cannot access 'hola': No such file or directory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./Makefile</text:p>
          </table:table-cell>
          <table:table-cell table:style-name="ce239" office:value-type="string" calcext:value-type="string">
            <text:p>messag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bash: ./Makefile: Permission denied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./minishell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7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nv | grep SHLVL</text:p>
            <text:p><text:span text:style-name="T58">$&gt;</text:span> ./minishell</text:p>
            <text:p><text:span text:style-name="T58">$&gt;</text:span> env | grep SHLVL</text:p>
            <text:p><text:span text:style-name="T58">$&gt;</text:span> exit</text:p>
            <text:p><text:span text:style-name="T58">$&gt;</text:span> env | grep SHLVL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67" office:value-type="string" calcext:value-type="string">
            <text:p>$&gt;</text:p>
          </table:table-cell>
          <table:table-cell table:style-name="ce217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84"/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touch hola</text:p>
            <text:p><text:span text:style-name="T58">$&gt;</text:span> ./hola</text:p>
          </table:table-cell>
          <table:table-cell table:style-name="ce239" office:value-type="string" calcext:value-type="string">
            <text:p>message</text:p>
          </table:table-cell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./hola: Permission denied</text:p>
            <text:p>$&gt;</text:p>
          </table:table-cell>
          <table:table-cell table:style-name="ce217" office:value-type="float" office:value="126" calcext:value-type="float">
            <text:p>126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nv|"wc" -l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4" office:value-type="string" calcext:value-type="string">
            <text:p>66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nv|"wc "-l</text:p>
          </table:table-cell>
          <table:table-cell table:style-name="ce229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bash: wc -l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r 1 + 1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2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r $? + $?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<text:span text:style-name="T64">0</text:span>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220" office:value-type="string" calcext:value-type="string">
            <text:p><text:span text:style-name="T63">$&gt;</text:span> env -i ./minishell</text:p>
            <text:p><text:span text:style-name="T58">$&gt;</text:span> env</text:p>
          </table:table-cell>
          <table:table-cell table:style-name="ce228"/>
          <table:table-cell table:style-name="ce230" office:value-type="string" calcext:value-type="string">
            <text:p>NON GERE</text:p>
          </table:table-cell>
          <table:table-cell table:style-name="ce252"/>
          <table:table-cell table:style-name="ce257" office:value-type="string" calcext:value-type="string">
            <text:p>?</text:p>
          </table:table-cell>
          <table:table-cell table:style-name="ce261" office:value-type="string" calcext:value-type="string">
            <text:p>?</text:p>
          </table:table-cell>
          <table:table-cell table:style-name="ce223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3">
          <table:covered-table-cell/>
          <table:table-cell table:style-name="ce220" office:value-type="string" calcext:value-type="string">
            <text:p><text:span text:style-name="T63">$&gt;</text:span> env -i ./minishell</text:p>
            <text:p><text:span text:style-name="T58">$&gt;</text:span> export</text:p>
          </table:table-cell>
          <table:table-cell table:style-name="ce228"/>
          <table:table-cell table:style-name="ce230" office:value-type="string" calcext:value-type="string">
            <text:p>NON GERE</text:p>
          </table:table-cell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0" office:value-type="string" calcext:value-type="string">
            <text:p><text:span text:style-name="T63">$&gt;</text:span> env -i ./minishell</text:p>
            <text:p><text:span text:style-name="T58">$&gt;</text:span> cd</text:p>
          </table:table-cell>
          <table:table-cell table:style-name="ce228"/>
          <table:table-cell table:style-name="ce230" office:value-type="string" calcext:value-type="string">
            <text:p>NON GERE</text:p>
          </table:table-cell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bash: cd: HOME not set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0" office:value-type="string" calcext:value-type="string">
            <text:p><text:span text:style-name="T63">$&gt;</text:span> env -i ./minishell</text:p>
            <text:p><text:span text:style-name="T58">$&gt;</text:span> cd ~</text:p>
          </table:table-cell>
          <table:table-cell table:number-columns-repeated="2" table:style-name="ce230" office:value-type="string" calcext:value-type="string">
            <text:p>NON GERE</text:p>
          </table:table-cell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5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214" office:value-type="string" calcext:value-type="string" table:number-columns-spanned="1" table:number-rows-spanned="46">
            <text:p>EXIT <text:s/>⛔</text:p>
          </table:table-cell>
          <table:table-cell table:style-name="ce221" office:value-type="string" calcext:value-type="string">
            <text:p><text:span text:style-name="T58">$&gt;</text:span> exit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exit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exit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hola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hola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hola que tal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hola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42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42" calcext:value-type="float">
            <text:p>4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000042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42" calcext:value-type="float">
            <text:p>4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54" calcext:value-type="float">
            <text:p>154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666 666</text:p>
          </table:table-cell>
          <table:table-cell table:style-name="ce232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-666 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hola 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hola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666 666 666 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666 hola 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too many arguments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hola 666 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hola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259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3" calcext:value-type="float">
            <text:p>3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4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252" calcext:value-type="float">
            <text:p>25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42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214" calcext:value-type="float">
            <text:p>214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0000042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214" calcext:value-type="float">
            <text:p>214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259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253" calcext:value-type="float">
            <text:p>253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02" calcext:value-type="float">
            <text:p>10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+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54" calcext:value-type="float">
            <text:p>154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0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+0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0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+42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42" calcext:value-type="float">
            <text:p>4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-69 -9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too many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--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--666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++++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++++666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++++++0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++++++0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------0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------0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"666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54" calcext:value-type="float">
            <text:p>154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'666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54" calcext:value-type="float">
            <text:p>154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'-666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02" calcext:value-type="float">
            <text:p>102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'+666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54" calcext:value-type="float">
            <text:p>154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'----666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----666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'++++666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++++666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'6'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54" calcext:value-type="float">
            <text:p>154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'2'66'32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8" calcext:value-type="float">
            <text:p>8</text:p>
          </table:table-cell>
          <table:table-cell table:style-name="ce288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"'666'"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'666'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it '"666"'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bash: exit: "666"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'666'"666"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70" calcext:value-type="float">
            <text:p>17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+'666'"666"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170" calcext:value-type="float">
            <text:p>17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'666'"666"666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86" calcext:value-type="float">
            <text:p>86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9223372036854775807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255" calcext:value-type="float">
            <text:p>255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it 9223372036854775808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5" office:value-type="string" calcext:value-type="string">
            <text:p>exit</text:p>
            <text:p>bash: exit: 9223372036854775808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it -9223372036854775808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68" office:value-type="string" calcext:value-type="string">
            <text:p>exit</text:p>
            <text:p><text:span text:style-name="T63">~/minishell</text:span> 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it -9223372036854775809</text:p>
          </table:table-cell>
          <table:table-cell table:style-name="ce231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75" office:value-type="string" calcext:value-type="string">
            <text:p>exit</text:p>
            <text:p>bash: exit: -9223372036854775809: numeric argument required</text:p>
            <text:p><text:span text:style-name="T63">~/minishell</text:span> 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13">
          <table:table-cell table:style-name="ce218" office:value-type="string" calcext:value-type="string" table:number-columns-spanned="1" table:number-rows-spanned="48">
            <text:p>PIPES <text:span text:style-name="T54">🚬</text:span></text:p>
          </table:table-cell>
          <table:table-cell table:style-name="ce221" office:value-type="string" calcext:value-type="string">
            <text:p><text:span text:style-name="T58">$&gt;</text:span> cat | cat | cat | ls</text:p>
          </table:table-cell>
          <table:table-cell table:style-name="ce228"/>
          <table:table-cell table:style-name="ce249"/>
          <table:table-cell table:style-name="ce252" office:value-type="string" calcext:value-type="string">
            <text:p>X</text:p>
          </table:table-cell>
          <table:table-cell table:style-name="ce257" office:value-type="string" calcext:value-type="string">
            <text:p>OK</text:p>
          </table:table-cell>
          <table:table-cell table:style-name="ce261" office:value-type="string" calcext:value-type="string">
            <text:p>OK</text:p>
          </table:table-cell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ls | exi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99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ls | exit 42</text:p>
          </table:table-cell>
          <table:table-cell table:style-name="ce24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42" calcext:value-type="float">
            <text:p>42</text:p>
          </table:table-cell>
          <table:table-cell table:style-name="ce284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exit | ls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hola &gt; bonjour</text:p>
            <text:p><text:span text:style-name="T58">$&gt;</text:span> exit | cat -e bonjou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hola &gt; bonjour</text:p>
            <text:p><text:span text:style-name="T58">$&gt;</text:span> cat -e bonjour | exi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| echo</text:p>
          </table:table-cell>
          <table:table-cell table:style-name="ce240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/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| echo que tal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que tal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| echo 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nv | echo 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oui | cat -e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oui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oui | echo non | echo hola | grep oui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oui | echo non | echo hola | grep non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oui | echo non | echo hola | grep hola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hola | cat -e | cat -e | cat -e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$$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6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.. | echo "hola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/ | echo "hola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d .. | pwd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5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5">
          <table:covered-table-cell/>
          <table:table-cell table:style-name="ce221" office:value-type="string" calcext:value-type="string">
            <text:p><text:span text:style-name="T58">$&gt;</text:span> ifconfig | grep ":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ifconfig | grep 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whoami | grep $USE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vietdu91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whoami | grep $USER &gt; /tmp/bonjour</text:p>
            <text:p><text:span text:style-name="T58">$&gt;</text:span> cat /tmp/bonjou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vietdu91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1">
          <table:covered-table-cell/>
          <table:table-cell table:style-name="ce223" office:value-type="string" calcext:value-type="string">
            <text:p><text:span text:style-name="T58">$&gt;</text:span> whoami | cat -e | cat -e &gt; /tmp/bonjour</text:p>
            <text:p><text:span text:style-name="T58">$&gt;</text:span> cat /tmp/bonjou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vietdu91</text:span>$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3" office:value-type="string" calcext:value-type="string">
            <text:p><text:span text:style-name="T58">$&gt;</text:span> whereis ls | cat -e | cat -e &gt; /tmp/bonjour</text:p>
            <text:p><text:span text:style-name="T58">$&gt;</text:span> cat /tmp/bonjou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ls: /usr/bin/ls /usr/share/man/man1/ls.1posix.gz /usr/share/man/man1/ls.1.gz$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ls | hola</text:p>
          </table:table-cell>
          <table:table-cell table:style-name="ce228"/>
          <table:table-cell table:style-name="ce249"/>
          <table:table-cell table:style-name="ce253"/>
          <table:table-cell table:style-name="ce257"/>
          <table:table-cell table:style-name="ce261"/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| ls hola</text:p>
          </table:table-cell>
          <table:table-cell table:style-name="ce229"/>
          <table:table-cell table:style-name="ce249"/>
          <table:table-cell table:style-name="ce253"/>
          <table:table-cell table:style-name="ce257"/>
          <table:table-cell table:style-name="ce261"/>
          <table:table-cell table:style-name="ce223" office:value-type="string" calcext:value-type="string">
            <text:p>ls: cannot access 'hola': No such file or directory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ls | ls | hola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ls | hola | ls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bash: hola: command not found</text:p>
            <text:p><text:span text:style-name="T64">crashtest.c Docs Dockers Drawings Makefile minishell philosophers srcs test.c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ls | ls | hola | rev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hola: command not found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ls | ls | echo hola | rev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aloh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ls -la | grep ".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total 16</text:span></text:p>
            <text:p><text:span text:style-name="T64">drwx------ 2 vietdu91 [...] .</text:span></text:p>
            <text:p><text:span text:style-name="T64">drwxrwxewt 51 root [...] ..</text:span></text:p>
            <text:p><text:span text:style-name="T64">-rwxr-xr-x 8 vietdu91 [...] crashtest.c</text:span></text:p>
            <text:p>[...]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221" office:value-type="string" calcext:value-type="string">
            <text:p><text:span text:style-name="T58">$&gt;</text:span> ls -la | grep "'.'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11">
          <table:covered-table-cell/>
          <table:table-cell table:style-name="ce223" office:value-type="string" calcext:value-type="string">
            <text:p><text:span text:style-name="T58">$&gt;</text:span> echo test.c | cat -e| cat -e| cat -e| cat -e| cat -e| cat -e| cat -e| cat -e|cat -e|cat -e|cat -e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test.c$$$$$$$$$$$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1">
          <table:covered-table-cell/>
          <table:table-cell table:style-name="ce223" office:value-type="string" calcext:value-type="string">
            <text:p><text:span text:style-name="T58">$&gt;</text:span> ls|ls|ls|ls|ls|ls|ls|ls|ls|ls|ls|ls</text:p>
            <text:p>|ls|ls|ls|ls|ls|ls|ls|ls|ls|ls|ls|ls|ls|ls|ls|ls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cho hola | cat | cat | cat | cat | cat | grep hola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| ca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| ca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|ca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|ca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|| cat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||| cat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|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|o hola | ca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cat Makefile | cat -e | cat -e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[...]</text:p>
            <text:p><text:span text:style-name="T64">$$</text:span></text:p>
            <text:p><text:span text:style-name="T64">.PHONY: all clean fclean re$$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at Makefile | grep srcs | cat -e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objs/%.o: srcs/%.c$</text:span></text:p>
            <text:p><text:span text:style-name="T64">@norminette srcs/*$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cat Makefile | grep srcs | grep srcs | cat -e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objs/%.o: srcs/%.c$</text:span></text:p>
            <text:p><text:span text:style-name="T64">@norminette srcs/*$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covered-table-cell/>
          <table:table-cell table:style-name="ce223" office:value-type="string" calcext:value-type="string">
            <text:p><text:span text:style-name="T58">$&gt;</text:span> cat Makefile | grep pr | head -n 5 | cd file_not_exist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bash: cd: file_not_exist: No such file or directory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cat Makefile | grep pr | head -n 5 | hello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bash: hello: command not found</text:p>
            <text:p>$&gt;</text:p>
          </table:table-cell>
          <table:table-cell table:style-name="ce217" office:value-type="float" office:value="127" calcext:value-type="float">
            <text:p>127</text:p>
          </table:table-cell>
          <table:table-cell table:style-name="ce284"/>
          <table:table-cell table:number-columns-repeated="1014"/>
        </table:table-row>
        <table:table-row table:style-name="ro8">
          <table:covered-table-cell/>
          <table:table-cell table:style-name="ce223" office:value-type="string" calcext:value-type="string">
            <text:p><text:span text:style-name="T58">$&gt;</text:span> export HOLA=bonjour | cat -e | cat -e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8"/>
          <table:table-cell table:style-name="ce223" office:value-type="string" calcext:value-type="string">
            <text:p><text:span text:style-name="T58">$&gt;</text:span> unset HOLA | cat -e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7">
          <table:table-cell table:style-name="ce218"/>
          <table:table-cell table:style-name="ce223" office:value-type="string" calcext:value-type="string">
            <text:p><text:span text:style-name="T58">$&gt;</text:span> export HOLA | echo hola</text:p>
            <text:p><text:span text:style-name="T58">$&gt;</text:span> env | grep PROU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8">
          <table:table-cell table:style-name="ce218"/>
          <table:table-cell table:style-name="ce223" office:value-type="string" calcext:value-type="string">
            <text:p><text:span text:style-name="T58">$&gt;</text:span> export | echo 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6">
          <table:table-cell table:style-name="ce218"/>
          <table:table-cell table:style-name="ce223" office:value-type="string" calcext:value-type="string">
            <text:p><text:span text:style-name="T58">$&gt;</text:span> sleep 3 | sleep 3</text:p>
          </table:table-cell>
          <table:table-cell table:style-name="ce240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218"/>
          <table:table-cell table:style-name="ce223" office:value-type="string" calcext:value-type="string">
            <text:p><text:span text:style-name="T58">$&gt;</text:span> time sleep 3 | sleep 3</text:p>
          </table:table-cell>
          <table:table-cell table:style-name="ce229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218"/>
          <table:table-cell table:style-name="ce223" office:value-type="string" calcext:value-type="string">
            <text:p><text:span text:style-name="T58">$&gt;</text:span> sleep 3 | exit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218"/>
          <table:table-cell table:style-name="ce223" office:value-type="string" calcext:value-type="string">
            <text:p><text:span text:style-name="T58">$&gt;</text:span> exit | sleep 3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218"/>
          <table:table-cell table:style-name="ce221" office:value-type="string" calcext:value-type="string">
            <text:p><text:span text:style-name="T58">$&gt;</text:span> echo hola &gt; a</text:p>
            <text:p><text:span text:style-name="T58">$&gt;</text:span> &gt;&gt;b echo que tal</text:p>
            <text:p><text:span text:style-name="T58">$&gt;</text:span> cat a | &lt;b cat | cat &gt; c | cat</text:p>
          </table:table-cell>
          <table:table-cell table:style-name="ce240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284"/>
          <table:table-cell table:number-columns-repeated="1014"/>
        </table:table-row>
        <table:table-row table:style-name="ro10">
          <table:table-cell table:style-name="ce214" office:value-type="string" calcext:value-type="string" table:number-columns-spanned="1" table:number-rows-spanned="26">
            <text:p>&amp;&amp; <text:span text:style-name="T55">🍒</text:span> ||</text:p>
          </table:table-cell>
          <table:table-cell table:style-name="ce221" office:value-type="string" calcext:value-type="string">
            <text:p><text:span text:style-name="T58">$&gt;</text:span> pwd &amp;&amp;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/home/vietdu91/42_works/minishell</text:span></text:p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||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|| echo bon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amp;&amp; echo bonjour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bonjour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bonjour || echo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onjour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bonjour &amp;&amp; echo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onjour</text:p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221" office:value-type="string" calcext:value-type="string">
            <text:p><text:span text:style-name="T58">$&gt;</text:span> echo -n bonjour &amp;&amp; echo -n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onjourhola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pwd &amp;&amp; ls &amp;&amp; echo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/home/vietdu91/42_works/minishell</text:span></text:p>
            <text:p><text:span text:style-name="T64">crashtest.c Docs Dockers Drawings Makefile minishell philosophers srcs test.c</text:span></text:p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pwd || ls &amp;&amp; echo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/home/vietdu91/42_works/minishell</text:span></text:p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pwd &amp;&amp; ls || echo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/home/vietdu91/42_works/minishell</text:span></text:p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|| ls || echo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ls || export ""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xport "" ||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bash: export: `': not a valid identifier</text:p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ls &amp;&amp; export ""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xport "" &amp;&amp;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bash: export: `': not a valid identifier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|| 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8" office:value-type="string" calcext:value-type="string">
            <text:p>[BONUS] <text:span text:style-name="T75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; ||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8" office:value-type="string" calcext:value-type="string">
            <text:p>[BONUS] <text:span text:style-name="T75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&amp;&amp; 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8" office:value-type="string" calcext:value-type="string">
            <text:p>[BONUS] <text:span text:style-name="T75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; &amp;&amp;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</text:p>
            <text:p>unexpected token `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8" office:value-type="string" calcext:value-type="string">
            <text:p>[BONUS] <text:span text:style-name="T75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|| &lt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6" office:value-type="string" calcext:value-type="string">
            <text:p>bash: syntax error near unexpected token `newline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8" office:value-type="string" calcext:value-type="string">
            <text:p>[BONUS] <text:span text:style-name="T75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&amp;&amp; &lt;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syntax error near unexpected token `newline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8" office:value-type="string" calcext:value-type="string">
            <text:p>[BONUS] <text:span text:style-name="T75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at | echo ||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/>
            <text:p/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cat | echo &amp;&amp;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/>
            <text:p/>
            <text:p><text:span text:style-name="T64">crashtest.c Docs Dockers Drawings Makefile minishell philosophers srcs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ls || cat | echo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<text:span text:style-name="T60">$&gt;</text:span>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ls &amp;&amp; cat | echo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/>
            <text:p/>
            <text:p><text:span text:style-name="T60">$&gt;</text:span>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221" office:value-type="string" calcext:value-type="string">
            <text:p><text:span text:style-name="T58">$&gt;</text:span> export "" &amp;&amp; unset ""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export: `': not a valid identifier</text:p>
          </table:table-cell>
          <table:table-cell table:style-name="ce286" office:value-type="float" office:value="1" calcext:value-type="float">
            <text:p>1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table-cell table:style-name="ce218" office:value-type="string" calcext:value-type="string" table:number-columns-spanned="1" table:number-rows-spanned="38">
            <text:p>( PARENTHESES )</text:p>
          </table:table-cell>
          <table:table-cell table:style-name="ce221" office:value-type="string" calcext:value-type="string">
            <text:p><text:span text:style-name="T58">$&gt;</text:span> (ls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( ( ls )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( ( ) ls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 unexpected token `)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ls &amp;&amp; (ls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(ls &amp;&amp; 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/home/vietdu91/42_works/minishell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( ( ls&amp;&amp;pwd )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/home/vietdu91/42_works/minishell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( ( ls ) &amp;&amp;pwd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/home/vietdu91/42_works/minishell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(ls &amp;&amp; ( ( pwd ) )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srcs test.c</text:p>
            <text:p>/home/vietdu91/42_works/minishell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221" office:value-type="string" calcext:value-type="string">
            <text:p><text:span text:style-name="T58">$&gt;</text:span> (ls &amp;&amp; pwd) &gt; hola</text:p>
            <text:p><text:span text:style-name="T58">$&gt;</text:span> cat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 hola ls &amp;&amp;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9" office:value-type="string" calcext:value-type="string">
            <text:p><text:span text:style-name="T64">/home/vietdu91/42_works/minishell</text:span>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 hola (ls &amp;&amp; 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1" office:value-type="string" calcext:value-type="string">
            <text:p>bash: syntax error near unexpected token `(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221" office:value-type="string" calcext:value-type="string">
            <text:p><text:span text:style-name="T58">$&gt;</text:span> (&gt; pwd)</text:p>
            <text:p><text:span text:style-name="T58">$&gt;</text:span>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pwd srcs test.c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(&lt; pwd)</text:p>
            <text:p><text:span text:style-name="T58">$&gt;</text:span> ls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 <text:span text:style-name="T75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(&lt; 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wd: No such file or directory</text:p>
            <text:p>$&gt;</text:p>
          </table:table-cell>
          <table:table-cell table:style-name="ce217" office:value-type="float" office:value="1" calcext:value-type="float">
            <text:p>1</text:p>
          </table:table-cell>
          <table:table-cell table:style-name="ce307" office:value-type="string" calcext:value-type="string">
            <text:p>[BONUS] <text:span text:style-name="T75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( ( ( ( ( pwd) ) ) ) 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9" office:value-type="string" calcext:value-type="string">
            <text:p><text:span text:style-name="T64">/home/vietdu91/42_works/minishell</text:span>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()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 unexpected token `)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 pwd (ls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1" office:value-type="string" calcext:value-type="string">
            <text:p>bash: syntax error near unexpected token `(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(ls||pwd)&amp;&amp;(ls||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(lss||pwd)&amp;&amp;(lss||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<text:span text:style-name="T60">bash: lss: command not found</text:span></text:p>
            <text:p>/home/vietdu91/42_works/minishell</text:p>
            <text:p><text:span text:style-name="T60">bash: lss: command not found</text:span></text:p>
            <text:p>/home/vietdu91/42_works/minishell</text:p>
            <text:p><text:span text:style-name="T60">$&gt;</text:span>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(lss&amp;&amp;pwd)&amp;&amp;(lss&amp;&amp;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8" office:value-type="string" calcext:value-type="string">
            <text:p><text:span text:style-name="T60">bash: lss: command not found</text:span></text:p>
            <text:p><text:span text:style-name="T60">$&gt;</text:span></text:p>
          </table:table-cell>
          <table:table-cell table:style-name="ce217" office:value-type="float" office:value="127" calcext:value-type="float">
            <text:p>127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221" office:value-type="string" calcext:value-type="string">
            <text:p><text:span text:style-name="T58">$&gt; </text:span>(ls &amp;&amp; pwd | wc) &gt; hola</text:p>
            <text:p><text:span text:style-name="T58">$&gt;</text:span> cat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60">$&gt;</text:span>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221" office:value-type="string" calcext:value-type="string">
            <text:p><text:span text:style-name="T58">$&gt; </text:span>(ls &amp;&amp; pwd | wc) &gt; hola</text:p>
            <text:p><text:span text:style-name="T58">$&gt;</text:span> (ls &amp;&amp; pwd | wc) &gt; hola</text:p>
            <text:p><text:span text:style-name="T58">$&gt;</text:span> cat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60">$&gt;</text:span>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221" office:value-type="string" calcext:value-type="string">
            <text:p><text:span text:style-name="T58">$&gt; </text:span>(ls &amp;&amp; pwd | wc) &gt;&gt; hola</text:p>
            <text:p><text:span text:style-name="T58">$&gt;</text:span> echo hey&amp;&amp;(ls &amp;&amp; pwd | wc) &gt; hola</text:p>
            <text:p><text:span text:style-name="T58">$&gt;</text:span> cat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78" office:value-type="string" calcext:value-type="string">
            <text:p><text:span text:style-name="T60">hey</text:span></text:p>
            <text:p><text:span text:style-name="T60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60">$&gt;</text:span>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 </text:span>(pwd | wc) &lt;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1" office:value-type="string" calcext:value-type="string"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 </text:span>(ls &amp;&amp; pwd | wc) &lt;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3" office:value-type="string" calcext:value-type="string">
            <text:p><text:span text:style-name="T64">crashtest.c Docs Dockers Drawings Makefile minishell philosophers pwd srcs test.c</text:span></text:p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 </text:span>(ls -z || pwd | wc) &lt;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1" office:value-type="string" calcext:value-type="string">
            <text:p>ls: invalid option -- 'z'</text:p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ey &gt; hola</text:p>
            <text:p><text:span text:style-name="T58">$&gt;</text:span> (pwd | wc) &lt;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1" office:value-type="string" calcext:value-type="string"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ey &gt; hola</text:p>
            <text:p><text:span text:style-name="T58">$&gt;</text:span> (ls &amp;&amp; pwd | wc) &lt;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3" office:value-type="string" calcext:value-type="string">
            <text:p><text:span text:style-name="T64">crashtest.c Docs Dockers Drawings Makefile minishell philosophers pwd srcs test.c</text:span></text:p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ey &gt; hola</text:p>
            <text:p><text:span text:style-name="T58">$&gt;</text:span> (ls -z || pwd | wc) &lt; 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5"/>
          <table:table-cell table:style-name="ce221" office:value-type="string" calcext:value-type="string">
            <text:p>ls: invalid option -- 'z'</text:p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(ls -z || pwd &amp;&amp; ls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ls: invalid option -- 'z'</text:p>
            <text:p><text:span text:style-name="T64">/home/vietdu91/42_works/minishell</text:span></text:p>
            <text:p><text:span text:style-name="T64">crashtest.c Docs Dockers Drawings Makefile minishell philosophers pwd srcs test.c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223" office:value-type="string" calcext:value-type="string">
            <text:p><text:span text:style-name="T58">$&gt;</text:span> ls || (cat Makefile|grep srcs) &amp;&amp; (pwd|wc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pwd srcs test.c</text:span></text:p>
            <text:p><text:span text:style-name="T64">1 1 34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ls -z &amp;&amp; (ls) &amp;&amp; (pwd)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ls: invalid option -- 'z'</text:p>
            <text:p>$&gt;</text:p>
          </table:table-cell>
          <table:table-cell table:style-name="ce217" office:value-type="float" office:value="130" calcext:value-type="float">
            <text:p>13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221" office:value-type="string" calcext:value-type="string">
            <text:p><text:span text:style-name="T58">$&gt;</text:span> (ls &gt; Docs/hey &amp;&amp; pwd) &gt; hola</text:p>
            <text:p><text:span text:style-name="T58">$&gt;</text:span> cat hola</text:p>
            <text:p><text:span text:style-name="T58">$&gt;</text:span> cat Docs/hey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80" office:value-type="string" calcext:value-type="string">
            <text:p><text:span text:style-name="T64">/home/vietdu91/42_works/minishell</text:span></text:p>
            <text:p><text:span text:style-name="T60">$&gt;</text:span></text:p>
            <text:p><text:span text:style-name="T64">crashtest.c</text:span></text:p>
            <text:p><text:span text:style-name="T64">Docs</text:span></text:p>
            <text:p><text:span text:style-name="T64">[...]</text:span></text:p>
            <text:p><text:span text:style-name="T64">srcs</text:span></text:p>
            <text:p><text:span text:style-name="T64">test.c</text:span></text:p>
            <text:p><text:span text:style-name="T60">$&gt;</text:span>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221" office:value-type="string" calcext:value-type="string">
            <text:p><text:span text:style-name="T58">$&gt;</text:span> ls &gt; Docs/hey &amp;&amp; pwd &gt; hola</text:p>
            <text:p><text:span text:style-name="T58">$&gt;</text:span> cat hola</text:p>
            <text:p><text:span text:style-name="T58">$&gt;</text:span> cat Docs/hey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81" office:value-type="string" calcext:value-type="string">
            <text:p><text:span text:style-name="T64">/home/vietdu91/42_works/minishell</text:span></text:p>
            <text:p><text:span text:style-name="T60">$&gt;</text:span></text:p>
            <text:p><text:span text:style-name="T64">crashtest.c</text:span></text:p>
            <text:p><text:span text:style-name="T64">Docs</text:span></text:p>
            <text:p><text:span text:style-name="T64">[...]</text:span></text:p>
            <text:p><text:span text:style-name="T64">srcs</text:span></text:p>
            <text:p><text:span text:style-name="T64">test.c</text:span></text:p>
            <text:p><text:span text:style-name="T60">$&gt;</text:span></text:p>
          </table:table-cell>
          <table:table-cell table:style-name="ce217" office:value-type="string" calcext:value-type="string">
            <text:p>0</text:p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d ../.. &amp;&amp; pwd &amp;&amp;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</text:span></text:p>
            <text:p><text:span text:style-name="T64">/home/vietdu91/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(cd ../.. &amp;&amp; pwd) &amp;&amp;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</text:span></text:p>
            <text:p><text:span text:style-name="T64">/home/vietdu91/42_works/minishell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ls -z || cd ../../..&amp;&amp;pwd</text:p>
            <text:p><text:span text:style-name="T58">$&gt;</text:span>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82" office:value-type="string" calcext:value-type="string">
            <text:p>ls: invalid option -- 'z'</text:p>
            <text:p><text:span text:style-name="T64">/home/vietdu91</text:span></text:p>
            <text:p>$&gt;</text:p>
            <text:p><text:span text:style-name="T64">/home/vietdu91</text:span>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ls -z || (cd ../../..&amp;&amp;pwd)</text:p>
            <text:p><text:span text:style-name="T58">$&gt;</text:span> pwd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82" office:value-type="string" calcext:value-type="string">
            <text:p>ls: invalid option -- 'z'</text:p>
            <text:p><text:span text:style-name="T64">/home/vietdu91</text:span></text:p>
            <text:p>$&gt;</text:p>
            <text:p><text:span text:style-name="T64">/home/vietdu91/42_works/minishell</text:span></text:p>
            <text:p>$&gt;</text:p>
          </table:table-cell>
          <table:table-cell table:style-name="ce217" office:value-type="string" calcext:value-type="string">
            <text:p>0</text:p>
            <text:p>0</text:p>
          </table:table-cell>
          <table:table-cell table:style-name="ce30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214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cat bonjour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que tal &gt;&gt; bonjour</text:p>
            <text:p><text:span text:style-name="T58">$&gt;</text:span> cat bonjour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que tal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que tal &gt;&gt; bonjour</text:p>
            <text:p><text:span text:style-name="T58">$&gt;</text:span> cat &lt; bonjour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rm bonjour</text:p>
            <text:p><text:span text:style-name="T58">$&gt;</text:span> echo que tal &gt;&gt; bonjour</text:p>
            <text:p><text:span text:style-name="T58">$&gt;</text:span> cat &lt; bonjour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que tal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que tal &gt; bonjour</text:p>
            <text:p><text:span text:style-name="T58">$&gt;</text:span> cat 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 que tal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que tal &gt; /tmp/bonjour</text:p>
            <text:p><text:span text:style-name="T58">$&gt;</text:span> cat -e /tmp/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 que tal$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hey</text:p>
            <text:p><text:span text:style-name="T58">$&gt;</text:span> echo bonjour &gt; $HOLA</text:p>
            <text:p><text:span text:style-name="T58">$&gt;</text:span> echo $HOLA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whereis grep &gt; Docs/bonjour</text:p>
            <text:p><text:span text:style-name="T58">$&gt;</text:span> cat Docs/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ls -la &gt; Docs/bonjour</text:p>
            <text:p><text:span text:style-name="T58">$&gt;</text:span> cat Docs/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total 16</text:span></text:p>
            <text:p><text:span text:style-name="T64">drwx------ 2 vietdu91 [...] .</text:span></text:p>
            <text:p><text:span text:style-name="T64">drwxrwxewt 51 root [...] ..</text:span></text:p>
            <text:p><text:span text:style-name="T64">-rwxr-xr-x 8 vietdu91 [...] crashtest.c</text:span></text:p>
            <text:p>[...]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&gt;bonjour</text:p>
            <text:p><text:span text:style-name="T58">$&gt;</text:span> cat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pwd &gt; bonjour</text:p>
            <text:p><text:span text:style-name="T58">$&gt;</text:span> cat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<text:span text:style-name="T64">/home/vietdu91/42_works/minishell</text:span>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 &gt; bonjour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 unexpected token `&g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lt; &lt; bonjour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 unexpected token `&l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&gt;&gt;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syntax error near unexpected token `&g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 bonjour echo hola</text:p>
            <text:p><text:span text:style-name="T58">$&gt;</text:span> cat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gt; bonjour | echo hola</text:p>
            <text:p><text:span text:style-name="T58">$&gt;</text:span> cat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prout hola &gt; bonjour</text:p>
            <text:p><text:span text:style-name="T58">$&gt;</text:span> ls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command not found</text:p>
            <text:p>$&gt;</text:p>
            <text:p>bonjour [...]</text:p>
          </table:table-cell>
          <table:table-cell table:style-name="ce286" office:value-type="string" calcext:value-type="string">
            <text:p>127</text:p>
            <text:p>0</text:p>
          </table:table-cell>
          <table:table-cell table:style-name="ce292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hello &gt;&gt; hello &gt;&gt; hello</text:p>
            <text:p><text:span text:style-name="T58">$&gt;</text:span> ls</text:p>
            <text:p><text:span text:style-name="T58">$&gt;</text:span> cat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gt; hello &gt;&gt; hello &gt;&gt; hello</text:p>
            <text:p><text:span text:style-name="T58">$&gt;</text:span> echo hola &gt;&gt; hello</text:p>
            <text:p><text:span text:style-name="T58">$&gt;</text:span> cat &lt; hello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hello &gt;&gt; hello &gt;&gt; hello</text:p>
            <text:p><text:span text:style-name="T58">$&gt;</text:span> echo hola &gt;&gt; hello</text:p>
            <text:p><text:span text:style-name="T58">$&gt;</text:span> echo hola &gt; hello &gt;&gt; hello &gt;&gt; hello</text:p>
            <text:p><text:span text:style-name="T58">$&gt;</text:span> cat &lt;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gt;&gt; hello &gt;&gt; hello &gt; hello</text:p>
            <text:p><text:span text:style-name="T58">$&gt;</text:span> echo hola &gt;&gt; hello</text:p>
            <text:p><text:span text:style-name="T58">$&gt;</text:span> cat &lt;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&gt; hello &gt;&gt; hello &gt; hello</text:p>
            <text:p><text:span text:style-name="T58">$&gt;</text:span> echo hola &gt;&gt; hello</text:p>
            <text:p><text:span text:style-name="T58">$&gt;</text:span> echo hola &gt;&gt; hello &gt;&gt; hello &gt; hello</text:p>
            <text:p><text:span text:style-name="T58">$&gt;</text:span> cat &lt;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hello</text:p>
            <text:p><text:span text:style-name="T58">$&gt;</text:span> echo hola &gt;&gt; hello &gt;&gt; hello &gt;&gt; hello</text:p>
            <text:p><text:span text:style-name="T58">$&gt;</text:span> echo hola &gt;&gt; hello</text:p>
            <text:p><text:span text:style-name="T58">$&gt;</text:span> cat &lt; hello</text:p>
          </table:table-cell>
          <table:table-cell table:style-name="ce24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hola</text:p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gt; hello</text:p>
            <text:p><text:span text:style-name="T58">$&gt;</text:span> echo hey &gt; bonjour</text:p>
            <text:p><text:span text:style-name="T58">$&gt;</text:span> echo &lt;bonjour &lt;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/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gt; hello</text:p>
            <text:p><text:span text:style-name="T58">$&gt;</text:span> echo hey &gt; bonjour</text:p>
            <text:p><text:span text:style-name="T58">$&gt;</text:span> echo &lt;hello &lt;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/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 </text:span>rm bonjour hello</text:p>
            <text:p><text:span text:style-name="T58">$&gt;</text:span> echo hola &gt; bonjour &gt; hello 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echo hola &gt; bonjour &gt; hello 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 </text:span>rm bonjour hello</text:p>
            <text:p><text:span text:style-name="T58">$&gt;</text:span> echo hola &gt; bonjour &gt;&gt; hello 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echo hola &gt; bonjour &gt; hello 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 </text:span>rm bonjour hello</text:p>
            <text:p><text:span text:style-name="T58">$&gt;</text:span> echo hola &gt; bonjour &gt; hello &gt;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echo hola &gt; bonjour &gt; hello &gt;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 </text:span>rm bonjour hello</text:p>
            <text:p><text:span text:style-name="T58">$&gt;</text:span> echo hola &gt;&gt; bonjour &gt; hello 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echo hola &gt;&gt; bonjour &gt; hello 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5">
          <table:covered-table-cell/>
          <table:table-cell table:style-name="ce223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 </text:span>rm bonjour hello</text:p>
            <text:p><text:span text:style-name="T58">$&gt;</text:span> echo hola &gt;&gt; bonjour &gt;&gt; hello &gt;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3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echo hola &gt;&gt; bonjour &gt;&gt; hello &gt;&gt; bonjour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 bonjour echo hola bonjour</text:p>
            <text:p><text:span text:style-name="T58">$&gt;</text:span> cat bonjour</text:p>
          </table:table-cell>
          <table:table-cell table:style-name="ce24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 bonjour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3" office:value-type="string" calcext:value-type="string">
            <text:p><text:span text:style-name="T58">$&gt;</text:span> &gt;bonjour echo &gt; hola&gt;bonjour&gt;hola&gt;&gt;bonjour&gt;hola hey &gt;bonjour hola &gt;hola</text:p>
            <text:p><text:span text:style-name="T58">$&gt;</text:span> cat bonjour</text:p>
            <text:p><text:span text:style-name="T58">$&gt; </text:span>cat hola</text:p>
          </table:table-cell>
          <table:table-cell table:style-name="ce24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3" office:value-type="string" calcext:value-type="string">
            <text:p><text:span text:style-name="T58">$&gt;</text:span> echo bonjour &gt; hola1</text:p>
            <text:p><text:span text:style-name="T58">$&gt;</text:span> echo hello &gt; hola2</text:p>
            <text:p><text:span text:style-name="T58">$&gt;</text:span> echo 2 &gt;hola1 &gt;&gt; hola2</text:p>
            <text:p><text:span text:style-name="T58">$&gt;</text:span> ls</text:p>
            <text:p><text:span text:style-name="T58">$&gt;</text:span> cat hola1</text:p>
            <text:p><text:span text:style-name="T58">$&gt;</text:span> cat hola2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3">
          <table:covered-table-cell/>
          <table:table-cell table:style-name="ce223" office:value-type="string" calcext:value-type="string">
            <text:p><text:span text:style-name="T58">$&gt;</text:span> echo bonjour &gt; hola1</text:p>
            <text:p><text:span text:style-name="T58">$&gt;</text:span> echo hello &gt; hola2</text:p>
            <text:p><text:span text:style-name="T58">$&gt;</text:span> echo 2 &gt;&gt;hola1 &gt; hola2</text:p>
            <text:p><text:span text:style-name="T58">$&gt;</text:span> ls</text:p>
            <text:p><text:span text:style-name="T58">$&gt;</text:span> cat hola1</text:p>
            <text:p><text:span text:style-name="T58">$&gt;</text:span> cat hola2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 pwd</text:p>
            <text:p><text:span text:style-name="T58">$&gt;</text:span> ls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pwd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 pwd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pwd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 <text:span text:style-name="T64">Makefile</text:span> .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.: not enough arguments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2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lt;pwd</text:p>
          </table:table-cell>
          <table:table-cell table:style-name="ce243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pwd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lt;srcs/pwd</text:p>
          </table:table-cell>
          <table:table-cell table:style-name="ce243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srcs/pwd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lt;../pwd</text:p>
          </table:table-cell>
          <table:table-cell table:style-name="ce243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../pwd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9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at &gt;&gt;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syntax error near unexpected token `newline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2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gt;&gt;&gt;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syntax error near unexpected token `&g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at &gt;&gt; &lt;&lt;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syntax error near unexpected token `&lt;&l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gt;&gt; &gt; &gt;&gt; &lt;&lt; &gt;&gt;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77" office:value-type="string" calcext:value-type="string">
            <text:p>bash: syntax error near unexpected token `&gt;'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lt; ls</text:p>
          </table:table-cell>
          <table:table-cell table:style-name="ce244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ls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&lt; ls &gt; ls</text:p>
          </table:table-cell>
          <table:table-cell table:style-name="ce244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ls: No such file or directory</text:p>
            <text:p>$&gt;</text:p>
          </table:table-cell>
          <table:table-cell table:style-name="ce286" office:value-type="float" office:value="1" calcext:value-type="float">
            <text:p>1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cat &gt; ls1 &lt; ls2</text:p>
            <text:p><text:span text:style-name="T58">$&gt;</text:span> ls</text:p>
          </table:table-cell>
          <table:table-cell table:style-name="ce244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6" office:value-type="string" calcext:value-type="string">
            <text:p>1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gt;&gt;hola</text:p>
            <text:p><text:span text:style-name="T58">$&gt;</text:span> cat hola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cat &lt;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bonjour</text:p>
            <text:p><text:span text:style-name="T58">$&gt;</text:span> cat &lt;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&gt;bonjour</text:p>
            <text:p><text:span text:style-name="T58">$&gt;</text:span> cat&lt;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&gt; bonjour</text:p>
            <text:p><text:span text:style-name="T58">$&gt;</text:span> cat&lt;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bonjour</text:p>
            <text:p><text:span text:style-name="T58">$&gt;</text:span> cat&lt;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cat &lt;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cat &lt; srcs/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gt;srcs/bonjour</text:p>
            <text:p><text:span text:style-name="T58">$&gt;</text:span> cat &lt;srcs/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que tal &gt;&gt; bonjour</text:p>
            <text:p><text:span text:style-name="T58">$&gt;</text:span> cat &lt; 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que tal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rm bonjour</text:p>
            <text:p><text:span text:style-name="T58">$&gt;</text:span> echo que tal &gt;&gt; bonjour</text:p>
            <text:p><text:span text:style-name="T58">$&gt;</text:span> cat &lt; 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que tal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'c'"h"o hola &gt; bonjour</text:p>
            <text:p><text:span text:style-name="T58">$&gt;</text:span> cat 'bo'"n"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bonjour\ 1</text:p>
            <text:p><text:span text:style-name="T58">$&gt;</text:span> ls</text:p>
            <text:p><text:span text:style-name="T58">$&gt;</text:span> cat bonjour\ 1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bonjour hey</text:p>
            <text:p><text:span text:style-name="T58">$&gt;</text:span> ls</text:p>
            <text:p><text:span text:style-name="T58">$&gt;</text:span> cat bonjour</text:p>
            <text:p><text:span text:style-name="T58">$&gt;</text:span> cat hey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srcs/bonjour &gt;srcs/hello &lt;prout</text:p>
            <text:p><text:span text:style-name="T58">$&gt;</text:span> cat srcs/bonjour srcs/hello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 </text:span>rm srcs/bonjour srcs/hello</text:p>
            <text:p><text:span text:style-name="T58">$&gt;</text:span> &gt;srcs/bonjour &gt;srcs/hello &lt;prout</text:p>
            <text:p><text:span text:style-name="T58">$&gt;</text:span> ls srcs</text:p>
            <text:p><text:span text:style-name="T58">$&gt;</text:span> cat srcs/bonjour srcs/hello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srcs/bonjour &lt;prout &gt;srcs/hello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 </text:span>rm srcs/bonjour srcs/hello</text:p>
            <text:p><text:span text:style-name="T58">$&gt;</text:span> &gt;srcs/bonjour &lt;prout &gt;srcs/hello</text:p>
            <text:p><text:span text:style-name="T58">$&gt;</text:span> ls srcs</text:p>
            <text:p><text:span text:style-name="T58">$&gt;</text:span> cat srcs/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../bonjour</text:p>
            <text:p><text:span text:style-name="T58">$&gt;</text:span> echo hey &gt; ../hello</text:p>
            <text:p><text:span text:style-name="T58">$&gt;</text:span> &gt;../bonjour &gt;../hello &lt;prout</text:p>
            <text:p><text:span text:style-name="T58">$&gt;</text:span> cat ../bonjour ../hello</text:p>
          </table:table-cell>
          <table:table-cell table:style-name="ce232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../bonjour</text:p>
            <text:p><text:span text:style-name="T58">$&gt;</text:span> echo hey &gt; ../hello</text:p>
            <text:p><text:span text:style-name="T58">$&gt; </text:span>rm ../bonjour ../hello</text:p>
            <text:p><text:span text:style-name="T58">$&gt;</text:span> &gt;../bonjour &gt;../hello &lt;prout</text:p>
            <text:p><text:span text:style-name="T58">$&gt;</text:span> ls ..</text:p>
            <text:p><text:span text:style-name="T58">$&gt;</text:span> cat ../bonjour ..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../bonjour</text:p>
            <text:p><text:span text:style-name="T58">$&gt;</text:span> echo hey &gt; ../hello</text:p>
            <text:p><text:span text:style-name="T58">$&gt;</text:span> &gt;../bonjour &lt;prout &gt;../hello</text:p>
            <text:p><text:span text:style-name="T58">$&gt;</text:span> cat ../bonjour</text:p>
            <text:p><text:span text:style-name="T58">$&gt;</text:span> cat ..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../bonjour</text:p>
            <text:p><text:span text:style-name="T58">$&gt;</text:span> echo hey &gt; ../hello</text:p>
            <text:p><text:span text:style-name="T58">$&gt; </text:span>rm ../bonjour ../hello</text:p>
            <text:p><text:span text:style-name="T58">$&gt;</text:span> &gt;../bonjour &lt;prout &gt;../hello</text:p>
            <text:p><text:span text:style-name="T58">$&gt;</text:span> ls ..</text:p>
            <text:p><text:span text:style-name="T58">$&gt;</text:span> cat ../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srcs/bonjour &gt;&gt;srcs/hello &lt;prout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&gt;srcs/bonjour &gt;srcs/hello &lt;prout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&gt;srcs/bonjour &gt;&gt;srcs/hello &lt;prout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srcs/bonjour &lt;prout &gt;&gt;srcs/hello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&gt;srcs/bonjour &lt;prout &gt;srcs/hello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gt;&gt;srcs/bonjour &lt;prout &gt;&gt;srcs/hello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srcs/bonjour</text:p>
            <text:p><text:span text:style-name="T58">$&gt;</text:span> echo hey &gt; srcs/hello</text:p>
            <text:p><text:span text:style-name="T58">$&gt;</text:span> &lt;prout &gt;&gt;srcs/bonjour &gt;&gt;srcs/hello</text:p>
            <text:p><text:span text:style-name="T58">$&gt;</text:span> cat srcs/bonjour</text:p>
            <text:p><text:span text:style-name="T58">$&gt;</text:span> cat srcs/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&lt;bonjour &gt;hello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hola</text:p>
            <text:p>$&gt;</text:p>
            <text:p>&gt;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&gt;bonjour &gt;hello &lt; prout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rm bonjour hello</text:p>
            <text:p><text:span text:style-name="T58">$&gt;</text:span> &gt;bonjour &gt;hello &lt; prout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</text:span> &gt;bonjour &lt;prout hello</text:p>
            <text:p><text:span text:style-name="T58">$&gt;</text:span> cat bonjour</text:p>
            <text:p><text:span text:style-name="T58">$&gt;</text:span> cat hello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6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echo hey &gt; hello</text:p>
            <text:p><text:span text:style-name="T58">$&gt; </text:span>rm bonjour hello</text:p>
            <text:p><text:span text:style-name="T58">$&gt;</text:span> &gt;bonjour &lt;prout hello</text:p>
            <text:p><text:span text:style-name="T58">$&gt;</text:span> cat 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bash: prout: No such file or directory</text:p>
            <text:p>$&gt;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88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cho hola &gt; bonjour</text:p>
            <text:p><text:span text:style-name="T58">$&gt;</text:span> &lt;bonjour cat | wc &gt; bonjour</text:p>
            <text:p><text:span text:style-name="T58">$&gt;</text:span> cat 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0 0 0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rm -f bonjour</text:p>
            <text:p><text:span text:style-name="T58">$&gt;</text:span> rm bonjour &gt; bonjour</text:p>
            <text:p><text:span text:style-name="T58">$&gt;</text:span> ls -l bonjour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ls: cannot access 'bonjour': No such file or directory</text:p>
          </table:table-cell>
          <table:table-cell table:style-name="ce286" office:value-type="string" calcext:value-type="string">
            <text:p>0</text:p>
            <text:p>0</text:p>
            <text:p>2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"bonjour hello"</text:p>
            <text:p><text:span text:style-name="T58">$&gt;</text:span> &gt;$HOLA</text:p>
            <text:p><text:span text:style-name="T58">$&gt;</text:span> ls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'bonjour hello' [...]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"bonjour hello"</text:p>
            <text:p><text:span text:style-name="T58">$&gt;</text:span> &gt;"$HOLA"</text:p>
            <text:p><text:span text:style-name="T58">$&gt;</text:span> ls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'bonjour hello' [...]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"bonjour hello"</text:p>
            <text:p><text:span text:style-name="T58">$&gt;</text:span> &gt;$"HOLA"</text:p>
            <text:p><text:span text:style-name="T58">$&gt;</text:span> ls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HOLA [...]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"bonjour hello"</text:p>
            <text:p><text:span text:style-name="T58">$&gt;</text:span> &gt;$HOLA&gt;hey</text:p>
            <text:p><text:span text:style-name="T58">$&gt;</text:span> ls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'bonjour hello' hey [...]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"bonjour hello"</text:p>
            <text:p><text:span text:style-name="T58">$&gt;</text:span> &gt;hey&gt;$HOLA</text:p>
            <text:p><text:span text:style-name="T58">$&gt;</text:span> ls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'bonjour hello' hey [...]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export HOLA="bonjour hello"</text:p>
            <text:p><text:span text:style-name="T58">$&gt;</text:span> &gt;hey&gt;$HOLA&gt;hey&gt;hey</text:p>
            <text:p><text:span text:style-name="T58">$&gt;</text:span> ls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'bonjour hello' hey [...]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3">
          <table:covered-table-cell/>
          <table:table-cell table:style-name="ce221" office:value-type="string" calcext:value-type="string">
            <text:p><text:span text:style-name="T58">$&gt;</text:span> export A=hey</text:p>
            <text:p><text:span text:style-name="T58">$&gt;</text:span> export A B=Hola D E C="Que Tal"</text:p>
            <text:p><text:span text:style-name="T58">$&gt;</text:span> echo $PROUT$B$C &gt; /tmp/a &gt; /tmp/b &gt; /tmp/c</text:p>
            <text:p><text:span text:style-name="T58">$&gt;</text:span> cat /tmp/a</text:p>
            <text:p><text:span text:style-name="T58">$&gt;</text:span> cat /tmp/b</text:p>
            <text:p><text:span text:style-name="T58">$&gt; </text:span>cat /tmp/c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3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7">
          <table:covered-table-cell/>
          <table:table-cell table:style-name="ce227" office:value-type="string" calcext:value-type="string">
            <text:p><text:span text:style-name="T58">!!!!!</text:span> Contenu du fichier a : "Amour Tu es Horrible"</text:p>
            <text:p><text:span text:style-name="T67">!!!!!</text:span> Contenu du fichier b : "0123456789"</text:p>
            <text:p><text:span text:style-name="T68">!!!!!</text:span> Contenu du fichier c : "Prout"</text:p>
          </table:table-cell>
          <table:table-cell table:style-name="ce245" table:number-columns-repeated="6"/>
          <table:table-cell table:style-name="ce288" table:number-columns-repeated="2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a cat &lt;b &lt;c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Prout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15">
          <table:covered-table-cell/>
          <table:table-cell table:style-name="ce221" office:value-type="string" calcext:value-type="string">
            <text:p>echo <text:s text:c="3"/>" <text:s text:c="2"/>hola <text:s text:c="3"/>bon <text:s text:c="2"/>" hla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9">
          <table:covered-table-cell/>
          <table:table-cell table:style-name="ce221" office:value-type="string" calcext:value-type="string">
            <text:p><text:span text:style-name="T58">$&gt;</text:span> &gt;a ls &gt;b &gt;&gt;c &gt;d</text:p>
            <text:p><text:span text:style-name="T58">$&gt;</text:span> cat a</text:p>
            <text:p><text:span text:style-name="T58">$&gt;</text:span> cat b</text:p>
            <text:p><text:span text:style-name="T58">$&gt;</text:span> cat c</text:p>
            <text:p><text:span text:style-name="T58">$&gt;</text:span> cat d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64">crashtest.c</text:span></text:p>
            <text:p><text:span text:style-name="T64">Docs</text:span></text:p>
            <text:p><text:span text:style-name="T64">[...]</text:span></text:p>
            <text:p><text:span text:style-name="T64">test.c</text:span>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9">
          <table:covered-table-cell/>
          <table:table-cell table:style-name="ce221" office:value-type="string" calcext:value-type="string">
            <text:p><text:span text:style-name="T58">$&gt;</text:span> &gt;a ls &gt;b &gt;&gt;c &gt;d</text:p>
            <text:p><text:span text:style-name="T58">$&gt;</text:span> cat a</text:p>
            <text:p><text:span text:style-name="T58">$&gt;</text:span> cat b</text:p>
            <text:p><text:span text:style-name="T58">$&gt;</text:span> cat c</text:p>
            <text:p><text:span text:style-name="T58">$&gt;</text:span> cat d</text:p>
          </table:table-cell>
          <table:table-cell table:style-name="ce233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64">crashtest.c</text:span></text:p>
            <text:p><text:span text:style-name="T64">Docs</text:span></text:p>
            <text:p><text:span text:style-name="T64">[...]</text:span></text:p>
            <text:p><text:span text:style-name="T64">test.c</text:span>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88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echo hola &gt; a &gt; b &gt; c</text:p>
            <text:p><text:span text:style-name="T58">$&gt;</text:span> cat a</text:p>
            <text:p><text:span text:style-name="T58">$&gt;</text:span> cat b</text:p>
            <text:p><text:span text:style-name="T58">$&gt;</text:span> cat c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$&gt;</text:p>
            <text:p>hola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mkdir dir</text:p>
            <text:p><text:span text:style-name="T58">$&gt;</text:span> ls -la &gt; dir/bonjour</text:p>
            <text:p><text:span text:style-name="T58">$&gt;</text:span> cat dir/bonjour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a</text:p>
            <text:p><text:span text:style-name="T58">$&gt;</text:span> cat a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Amour Tu es Horrible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88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&gt;d cat &lt;a &gt;&gt;e</text:p>
            <text:p><text:span text:style-name="T58">$&gt;</text:span> cat a</text:p>
            <text:p><text:span text:style-name="T58">$&gt;</text:span> cat d</text:p>
            <text:p><text:span text:style-name="T58">$&gt;</text:span> cat e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6" office:value-type="string" calcext:value-type="string">
            <text:p>0</text:p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lt; a &gt; b cat &gt; hey &gt;&gt; d</text:p>
            <text:p><text:span text:style-name="T58">$&gt;</text:span> cat d</text:p>
            <text:p><text:span text:style-name="T58">$&gt;</text:span> ls</text:p>
          </table:table-cell>
          <table:table-cell table:style-name="ce231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Amour Tu Es Horrible</text:p>
            <text:p>$&gt;</text:p>
            <text:p>[...] a b hey d</text:p>
          </table:table-cell>
          <table:table-cell table:style-name="ce286" office:value-type="string" calcext:value-type="string">
            <text:p>0</text:p>
            <text:p>0</text:p>
            <text:p>0</text:p>
          </table:table-cell>
          <table:table-cell table:style-name="ce292"/>
          <table:table-cell table:number-columns-repeated="1014"/>
        </table:table-row>
        <table:table-row table:style-name="ro10">
          <table:table-cell table:style-name="ce218" office:value-type="string" calcext:value-type="string" table:number-columns-spanned="1" table:number-rows-spanned="19">
            <text:p>HEREDOC <text:span text:style-name="T57">⏮️</text:span></text:p>
          </table:table-cell>
          <table:table-cell table:style-name="ce221" office:value-type="string" calcext:value-type="string">
            <text:p><text:span text:style-name="T58">$&gt;</text:span> cat &lt;&lt; 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$HOME</text:p>
            <text:p>&gt; hola</text:p>
            <text:p><text:span text:style-name="T64">/home/vietdu91</text:span>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cat &lt;&lt; 'hola'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cat &lt;&lt; "hola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cat &lt;&lt; ho"la"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cat &lt;&lt; $HOME</text:p>
          </table:table-cell>
          <table:table-cell table:style-name="ce228"/>
          <table:table-cell table:style-name="ce249"/>
          <table:table-cell table:style-name="ce254"/>
          <table:table-cell table:style-name="ce257"/>
          <table:table-cell table:style-name="ce261"/>
          <table:table-cell table:style-name="ce22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8">
          <table:covered-table-cell/>
          <table:table-cell table:style-name="ce221" office:value-type="string" calcext:value-type="string">
            <text:p><text:span text:style-name="T58">$&gt;</text:span> cat &lt;&lt; hola &gt; bonjour</text:p>
            <text:p><text:span text:style-name="T58">$&gt;</text:span> cat bonjour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8">
          <table:covered-table-cell/>
          <table:table-cell table:style-name="ce221" office:value-type="string" calcext:value-type="string">
            <text:p><text:span text:style-name="T58">$&gt;</text:span> cat &lt;&lt; hola | rev</text:p>
          </table:table-cell>
          <table:table-cell table:style-name="ce240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5">
          <table:covered-table-cell/>
          <table:table-cell table:style-name="ce221" office:value-type="string" calcext:value-type="string">
            <text:p><text:span text:style-name="T58">$&gt;</text:span> &lt;&lt; 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&lt;&lt;hola</text:p>
          </table:table-cell>
          <table:table-cell table:style-name="ce228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</text:p>
            <text:p>&gt;</text:p>
            <text:p>&gt; 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cat &lt;&lt;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83" office:value-type="string" calcext:value-type="string">
            <text:p>bash: syntax error near unexpected token `newline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/>
          <table:table-cell table:number-columns-repeated="1014"/>
        </table:table-row>
        <table:table-row table:style-name="ro10">
          <table:covered-table-cell/>
          <table:table-cell table:style-name="ce221" office:value-type="string" calcext:value-type="string">
            <text:p><text:span text:style-name="T58">$&gt;</text:span> cat &lt;&lt; prout &lt;&lt; lol &lt;&lt; koala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12">
          <table:covered-table-cell/>
          <table:table-cell table:style-name="ce221" office:value-type="string" calcext:value-type="string">
            <text:p><text:span text:style-name="T58">$&gt;</text:span> prout &lt;&lt; lol &lt;&lt; cat &lt;&lt; koala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2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217" office:value-type="float" office:value="127" calcext:value-type="float">
            <text:p>127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&lt; $hola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72" office:value-type="string" calcext:value-type="string">
            <text:p>&gt; $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&lt; $"hola"$"b"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72" office:value-type="string" calcext:value-type="string">
            <text:p>&gt; holab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&lt;&lt; $"$hola"$$"b"</text:p>
          </table:table-cell>
          <table:table-cell table:style-name="ce246"/>
          <table:table-cell table:style-name="ce249"/>
          <table:table-cell table:style-name="ce252"/>
          <table:table-cell table:style-name="ce258"/>
          <table:table-cell table:style-name="ce261"/>
          <table:table-cell table:style-name="ce272" office:value-type="string" calcext:value-type="string">
            <text:p>&gt; $hola$$b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&lt;&lt; ho$la$"$a"$$"b"</text:p>
          </table:table-cell>
          <table:table-cell table:style-name="ce246"/>
          <table:table-cell table:style-name="ce249"/>
          <table:table-cell table:style-name="ce252"/>
          <table:table-cell table:style-name="ce258"/>
          <table:table-cell table:style-name="ce261"/>
          <table:table-cell table:style-name="ce272" office:value-type="string" calcext:value-type="string">
            <text:p>&gt; hola$a$$b</text:p>
            <text:p>&gt; ho$la$a$$nb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lt;&lt;&lt; bonjour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72" office:value-type="string" calcext:value-type="string">
            <text:p>hola</text:p>
            <text:p>$&gt;</text:p>
          </table:table-cell>
          <table:table-cell table:style-name="ce217" office:value-type="float" office:value="0" calcext:value-type="float">
            <text:p>0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lt;&lt;&lt;&lt; bonjour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72" office:value-type="string" calcext:value-type="string">
            <text:p>bash: syntax error near unexpected token `&l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/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echo hola &lt;&lt;&lt;&lt;&lt; bonjour</text:p>
          </table:table-cell>
          <table:table-cell table:style-name="ce246"/>
          <table:table-cell table:style-name="ce249"/>
          <table:table-cell table:style-name="ce252"/>
          <table:table-cell table:style-name="ce257"/>
          <table:table-cell table:style-name="ce261"/>
          <table:table-cell table:style-name="ce272" office:value-type="string" calcext:value-type="string">
            <text:p>bash: syntax error near unexpected token `&lt;&lt;'</text:p>
            <text:p>$&gt;</text:p>
          </table:table-cell>
          <table:table-cell table:style-name="ce217" office:value-type="float" office:value="2" calcext:value-type="float">
            <text:p>2</text:p>
          </table:table-cell>
          <table:table-cell table:style-name="ce307"/>
          <table:table-cell table:number-columns-repeated="1014"/>
        </table:table-row>
        <table:table-row table:style-name="ro18">
          <table:table-cell table:style-name="ce214" office:value-type="string" calcext:value-type="string" table:number-columns-spanned="1" table:number-rows-spanned="6">
            <text:p>WILDCARD ⭐</text:p>
          </table:table-cell>
          <table:table-cell table:style-name="ce221" office:value-type="string" calcext:value-type="string">
            <text:p><text:span text:style-name="T58">$&gt;</text:span> ls 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8"/>
          <table:table-cell table:style-name="ce261"/>
          <table:table-cell table:style-name="ce223" office:value-type="string" calcext:value-type="string">
            <text:p><text:span text:style-name="T64">crashtest.c Docs Dockers Drawings Makefile minishell philosophers test.c</text:span></text:p>
            <text:p/>
            <text:p><text:span text:style-name="T64">Docs:</text:span></text:p>
            <text:p><text:span text:style-name="T64">identite.pdf loyer.pdf</text:span></text:p>
            <text:p><text:span text:style-name="T64">srcs:</text:span></text:p>
            <text:p><text:span text:style-name="T64">main.c utils.c sor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ls *.*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8"/>
          <table:table-cell table:style-name="ce261"/>
          <table:table-cell table:style-name="ce223" office:value-type="string" calcext:value-type="string">
            <text:p><text:span text:style-name="T64">crashtest.c test.c</text:span>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221" office:value-type="string" calcext:value-type="string">
            <text:p><text:span text:style-name="T58">$&gt;</text:span> ls *.hola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8"/>
          <table:table-cell table:style-name="ce261"/>
          <table:table-cell table:style-name="ce223" office:value-type="string" calcext:value-type="string">
            <text:p>ls: cannot access '*.hola' : No such file or directory</text:p>
            <text:p>$&gt;</text:p>
          </table:table-cell>
          <table:table-cell table:style-name="ce286" office:value-type="float" office:value="2" calcext:value-type="float">
            <text:p>2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M*le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8"/>
          <table:table-cell table:style-name="ce261"/>
          <table:table-cell table:style-name="ce221" office:value-type="string" calcext:value-type="string">
            <text:p>[<text:span text:style-name="T59">affiche le Makefile</text:span>]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221" office:value-type="string" calcext:value-type="string">
            <text:p><text:span text:style-name="T58">$&gt;</text:span> cat M*ee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8"/>
          <table:table-cell table:style-name="ce261"/>
          <table:table-cell table:style-name="ce220" office:value-type="string" calcext:value-type="string">
            <text:p>cat: 'M*ee': No such file or directory</text:p>
          </table:table-cell>
          <table:table-cell table:style-name="ce286" office:value-type="float" office:value="1" calcext:value-type="float">
            <text:p>1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221" office:value-type="string" calcext:value-type="string">
            <text:p><text:span text:style-name="T58">$&gt;</text:span> cat Make*file</text:p>
          </table:table-cell>
          <table:table-cell table:style-name="ce230" office:value-type="string" calcext:value-type="string">
            <text:p>NON GERE</text:p>
          </table:table-cell>
          <table:table-cell table:style-name="ce249"/>
          <table:table-cell table:style-name="ce252"/>
          <table:table-cell table:style-name="ce258"/>
          <table:table-cell table:style-name="ce261"/>
          <table:table-cell table:style-name="ce221" office:value-type="string" calcext:value-type="string">
            <text:p>[<text:span text:style-name="T59">affiche le Makefile</text:span>]</text:p>
            <text:p>$&gt;</text:p>
          </table:table-cell>
          <table:table-cell table:style-name="ce286" office:value-type="float" office:value="0" calcext:value-type="float">
            <text:p>0</text:p>
          </table:table-cell>
          <table:table-cell table:style-name="ce296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9:23:54.947797525</dc:date>
    <meta:editing-cycles>11</meta:editing-cycles>
    <meta:editing-duration>PT5H43M15S</meta:editing-duration>
    <meta:document-statistic meta:table-count="1" meta:cell-count="3901" meta:object-count="0"/>
  </office:meta>
</office:document-meta>
</file>